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1" svg:font-family="Mangal"/>
    <style:font-face style:name="Times New Roman" svg:font-family="'Times New Roman'"/>
    <style:font-face style:name="Verdana" svg:font-family="Verdana, Genev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style:paragraph-properties fo:orphans="2" fo:widows="2"/>
    </style:style>
    <style:style style:name="P2" style:family="paragraph" style:parent-style-name="Text_20_body" style:list-style-name="L2">
      <style:paragraph-properties fo:orphans="2" fo:widows="2"/>
    </style:style>
    <style:style style:name="P3" style:family="paragraph" style:parent-style-name="Text_20_body" style:list-style-name="L3">
      <style:paragraph-properties fo:orphans="2" fo:widows="2"/>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officeooo:paragraph-rsid="00167db6"/>
    </style:style>
    <style:style style:name="P6" style:family="paragraph" style:parent-style-name="Text_20_body">
      <style:paragraph-properties fo:margin-left="0cm" fo:margin-right="0cm" fo:orphans="2" fo:widows="2" fo:text-indent="0cm" style:auto-text-indent="false"/>
      <style:text-properties officeooo:paragraph-rsid="001701c5"/>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P8"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9" style:family="paragraph" style:parent-style-name="Text_20_body" style:list-style-name="L2">
      <style:paragraph-properties fo:margin-left="0cm" fo:margin-right="0cm" fo:margin-top="0cm" fo:margin-bottom="0cm" loext:contextual-spacing="false" fo:orphans="2" fo:widows="2" fo:text-indent="0cm" style:auto-text-indent="false"/>
    </style:style>
    <style:style style:name="P10" style:family="paragraph" style:parent-style-name="Text_20_body" style:list-style-name="L3">
      <style:paragraph-properties fo:margin-left="0cm" fo:margin-right="0cm" fo:margin-top="0cm" fo:margin-bottom="0cm" loext:contextual-spacing="false" fo:orphans="2" fo:widows="2" fo:text-indent="0cm" style:auto-text-indent="false"/>
    </style:style>
    <style:style style:name="P11" style:family="paragraph" style:parent-style-name="Text_20_body" style:list-style-name="L2">
      <style:paragraph-properties fo:margin-top="0cm" fo:margin-bottom="0cm" loext:contextual-spacing="false" fo:orphans="2" fo:widows="2"/>
    </style:style>
    <style:style style:name="P12" style:family="paragraph" style:parent-style-name="Text_20_body" style:list-style-name="L3">
      <style:paragraph-properties fo:margin-top="0cm" fo:margin-bottom="0cm" loext:contextual-spacing="false" fo:orphans="2" fo:widows="2"/>
    </style:style>
    <style:style style:name="P13" style:family="paragraph" style:parent-style-name="Standard">
      <style:text-properties style:font-name="Arial1" fo:font-size="9pt" style:font-size-asian="9pt" style:font-size-complex="9pt"/>
    </style:style>
    <style:style style:name="P14" style:family="paragraph" style:parent-style-name="Table_20_Contents">
      <style:text-properties fo:color="#df6c00" style:font-name="Arial1" fo:font-size="9pt" style:font-size-asian="9pt" style:font-size-complex="9pt"/>
    </style:style>
    <style:style style:name="P15" style:family="paragraph" style:parent-style-name="Table_20_Contents">
      <style:text-properties style:font-name="Arial1" fo:font-size="9pt" style:font-size-asian="9pt" style:font-size-complex="9pt"/>
    </style:style>
    <style:style style:name="P16" style:family="paragraph" style:parent-style-name="Table_20_Contents">
      <style:paragraph-properties fo:margin-top="0cm" fo:margin-bottom="0.499cm" loext:contextual-spacing="false" fo:text-align="end" style:justify-single-word="false"/>
      <style:text-properties style:font-name="Arial1" fo:font-size="9pt" style:font-size-asian="9pt" style:font-size-complex="9pt"/>
    </style:style>
    <style:style style:name="P17" style:family="paragraph" style:parent-style-name="Heading_20_1">
      <style:paragraph-properties fo:margin-top="0.423cm" fo:margin-bottom="0cm" loext:contextual-spacing="false" fo:text-align="start" style:justify-single-word="false"/>
    </style:style>
    <style:style style:name="P18" style:family="paragraph" style:parent-style-name="Horizontal_20_Line">
      <style:text-properties style:font-name="Arial1" fo:font-size="9pt" style:font-size-asian="9pt" style:font-size-complex="9pt"/>
    </style:style>
    <style:style style:name="P19"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P20" style:family="paragraph" style:parent-style-name="List_20_Contents">
      <style:paragraph-properties fo:margin-left="0cm" fo:margin-right="0cm" fo:margin-top="0cm" fo:margin-bottom="0.499cm" loext:contextual-spacing="false" fo:orphans="2" fo:widows="2" fo:text-indent="0cm" style:auto-text-indent="false"/>
    </style:style>
    <style:style style:name="P21" style:family="paragraph" style:parent-style-name="List_20_Contents">
      <style:paragraph-properties fo:margin-left="0cm" fo:margin-right="0cm" fo:margin-top="0cm" fo:margin-bottom="0.499cm" loext:contextual-spacing="false"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P22" style:family="paragraph" style:parent-style-name="Preformatted_20_Text">
      <style:paragraph-properties fo:margin-left="1cm" fo:margin-right="0cm"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P23" style:family="paragraph" style:parent-style-name="Preformatted_20_Text">
      <style:paragraph-properties fo:margin-left="1cm" fo:margin-right="0cm" fo:margin-top="0cm" fo:margin-bottom="0.499cm" loext:contextual-spacing="false"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P24" style:family="paragraph" style:parent-style-name="Preformatted_20_Text">
      <style:paragraph-properties fo:margin-left="1cm" fo:margin-right="0cm" fo:margin-top="0cm" fo:margin-bottom="0.499cm" loext:contextual-spacing="false"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00" style:font-name="Arial1" fo:font-size="9pt" fo:letter-spacing="normal" fo:font-style="normal" fo:font-weight="normal" style:font-size-asian="9pt" style:font-size-complex="9pt"/>
    </style:style>
    <style:style style:name="P25" style:family="paragraph" style:parent-style-name="Preformatted_20_Text">
      <style:paragraph-properties fo:margin-left="1cm" fo:margin-right="0cm" fo:margin-top="0cm" fo:margin-bottom="0.499cm" loext:contextual-spacing="false"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00" style:font-name="Arial1" fo:font-size="9pt" fo:letter-spacing="normal" style:font-size-asian="9pt" style:font-size-complex="9pt"/>
    </style:style>
    <style:style style:name="P26" style:family="paragraph" style:parent-style-name="Preformatted_20_Text">
      <style:paragraph-properties fo:margin-left="1cm" fo:margin-right="0cm" fo:margin-top="0cm" fo:margin-bottom="0.499cm" loext:contextual-spacing="false"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a000" style:font-name="Arial1" fo:font-size="9pt" fo:letter-spacing="normal" fo:font-style="normal" fo:font-weight="normal" style:font-size-asian="9pt" style:font-size-complex="9pt"/>
    </style:style>
    <style:style style:name="P27" style:family="paragraph" style:parent-style-name="Preformatted_20_Text">
      <style:paragraph-properties fo:margin-left="1cm" fo:margin-right="0cm" fo:margin-top="0cm" fo:margin-bottom="0.499cm" loext:contextual-spacing="false"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80" style:font-name="Arial1" fo:font-size="9pt" fo:letter-spacing="normal" fo:font-style="normal" fo:font-weight="bold" style:font-size-asian="9pt" style:font-size-complex="9pt"/>
    </style:style>
    <style:style style:name="P28" style:family="paragraph" style:parent-style-name="Preformatted_20_Text">
      <style:paragraph-properties fo:margin-left="1cm" fo:margin-right="0cm"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00" style:font-name="Arial1" fo:font-size="9pt" fo:letter-spacing="normal" fo:font-style="normal" fo:font-weight="normal" style:font-size-asian="9pt" style:font-size-complex="9pt"/>
    </style:style>
    <style:style style:name="P29" style:family="paragraph" style:parent-style-name="Preformatted_20_Text">
      <style:paragraph-properties fo:margin-left="1cm" fo:margin-right="0cm"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00" style:font-name="Arial1" fo:font-size="9pt" fo:letter-spacing="normal" style:font-size-asian="9pt" style:font-size-complex="9pt"/>
    </style:style>
    <style:style style:name="P30" style:family="paragraph" style:parent-style-name="Preformatted_20_Text">
      <style:paragraph-properties fo:margin-left="1cm" fo:margin-right="0cm"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0080" style:font-name="Arial1" fo:font-size="9pt" fo:letter-spacing="normal" fo:font-style="normal" fo:font-weight="bold" style:font-size-asian="9pt" style:font-size-complex="9pt"/>
    </style:style>
    <style:style style:name="P31" style:family="paragraph" style:parent-style-name="Preformatted_20_Text">
      <style:paragraph-properties fo:margin-left="1cm" fo:margin-right="0cm" fo:orphans="2" fo:widows="2" fo:text-indent="0cm" style:auto-text-indent="false" fo:padding-left="0.049cm" fo:padding-right="0cm" fo:padding-top="0cm" fo:padding-bottom="0cm" fo:border-left="0.06pt dotted #800000" fo:border-right="none" fo:border-top="none" fo:border-bottom="none"/>
      <style:text-properties fo:font-variant="normal" fo:text-transform="none" fo:color="#00a000" style:font-name="Arial1" fo:font-size="9pt" fo:letter-spacing="normal" fo:font-style="normal" fo:font-weight="normal" style:font-size-asian="9pt" style:font-size-complex="9pt"/>
    </style:style>
    <style:style style:name="P32" style:family="paragraph" style:parent-style-name="Preformatted_20_Text">
      <style:paragraph-properties fo:margin-left="1cm" fo:margin-right="0cm" fo:orphans="2" fo:widows="2" fo:text-indent="0cm" style:auto-text-indent="false" fo:padding-left="0.049cm" fo:padding-right="0cm" fo:padding-top="0cm" fo:padding-bottom="0cm" fo:border-left="0.06pt dotted #800000" fo:border-right="none" fo:border-top="none" fo:border-bottom="none"/>
      <style:text-properties style:font-name="Arial1" fo:font-size="9pt" style:font-size-asian="9pt" style:font-size-complex="9pt"/>
    </style:style>
    <style:style style:name="P33" style:family="paragraph" style:parent-style-name="Heading_20_3">
      <style:paragraph-properties fo:margin-left="0cm" fo:margin-right="0cm" fo:text-align="start" style:justify-single-word="false" fo:orphans="2" fo:widows="2" fo:text-indent="0cm" style:auto-text-indent="false"/>
    </style:style>
    <style:style style:name="P34"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80" style:font-name="Arial1" fo:font-size="9pt" fo:letter-spacing="normal" fo:font-style="normal" fo:font-weight="normal" style:font-size-asian="9pt" style:font-size-complex="9pt"/>
    </style:style>
    <style:style style:name="T1" style:family="text">
      <style:text-properties fo:font-style="normal" fo:font-weight="normal"/>
    </style:style>
    <style:style style:name="T2" style:family="text">
      <style:text-properties fo:font-variant="normal" fo:text-transform="none" fo:color="#df6c00" style:font-name="Verdana" fo:font-style="normal" fo:font-weight="normal"/>
    </style:style>
    <style:style style:name="T3" style:family="text">
      <style:text-properties fo:font-variant="normal" fo:text-transform="none" fo:color="#df6c00" style:font-name="Times New Roman" fo:font-size="14pt" fo:letter-spacing="normal" fo:font-style="normal" fo:font-weight="normal"/>
    </style:style>
    <style:style style:name="T4" style:family="text">
      <style:text-properties fo:font-variant="normal" fo:text-transform="none" fo:color="#df6c00" fo:font-style="normal" fo:font-weight="normal"/>
    </style:style>
    <style:style style:name="T5" style:family="text">
      <style:text-properties fo:font-variant="normal" fo:text-transform="none" fo:color="#df6c00" fo:font-size="14pt" fo:letter-spacing="normal" fo:font-style="normal" fo:font-weight="normal"/>
    </style:style>
    <style:style style:name="T6" style:family="text">
      <style:text-properties fo:font-variant="normal" fo:text-transform="none" fo:color="#df6c00" style:font-name="Arial1" fo:font-style="normal" fo:font-weight="normal"/>
    </style:style>
    <style:style style:name="T7" style:family="text">
      <style:text-properties fo:font-variant="normal" fo:text-transform="none" fo:color="#df6c00" style:font-name="Arial1" fo:font-size="14pt" fo:letter-spacing="normal" fo:font-style="normal" fo:font-weight="normal"/>
    </style:style>
    <style:style style:name="T8" style:family="text">
      <style:text-properties fo:font-variant="normal" fo:text-transform="none" fo:color="#df6c00" style:font-name="Arial1" fo:letter-spacing="normal" fo:font-style="normal" fo:font-weight="normal"/>
    </style:style>
    <style:style style:name="T9" style:family="text">
      <style:text-properties fo:font-variant="normal" fo:text-transform="none" fo:color="#df6c00" style:font-name="Arial1" fo:font-size="9pt" fo:font-style="normal" fo:font-weight="normal" style:font-size-asian="9pt" style:font-size-complex="9pt"/>
    </style:style>
    <style:style style:name="T10" style:family="text">
      <style:text-properties fo:font-variant="normal" fo:text-transform="none" fo:color="#df6c00" style:font-name="Arial1" fo:font-size="9pt" fo:letter-spacing="normal" fo:font-style="normal" fo:font-weight="normal" style:font-size-asian="9pt" style:font-size-complex="9pt"/>
    </style:style>
    <style:style style:name="T11" style:family="text">
      <style:text-properties fo:font-variant="normal" fo:text-transform="none" fo:color="#000080" style:font-name="Times New Roman" fo:font-size="14pt" fo:letter-spacing="normal" fo:font-style="normal" fo:font-weight="normal"/>
    </style:style>
    <style:style style:name="T12" style:family="text">
      <style:text-properties fo:font-variant="normal" fo:text-transform="none" fo:color="#000080" fo:letter-spacing="normal"/>
    </style:style>
    <style:style style:name="T13" style:family="text">
      <style:text-properties fo:font-variant="normal" fo:text-transform="none" fo:color="#000080" fo:letter-spacing="normal" fo:font-style="normal" fo:font-weight="normal"/>
    </style:style>
    <style:style style:name="T14" style:family="text">
      <style:text-properties fo:font-variant="normal" fo:text-transform="none" fo:color="#000080" style:font-name="Verdana" fo:letter-spacing="normal" fo:font-style="normal" fo:font-weight="normal"/>
    </style:style>
    <style:style style:name="T15" style:family="text">
      <style:text-properties fo:font-variant="normal" fo:text-transform="none" fo:color="#000080" fo:font-size="14pt" fo:letter-spacing="normal" fo:font-style="normal" fo:font-weight="normal"/>
    </style:style>
    <style:style style:name="T16" style:family="text">
      <style:text-properties fo:font-variant="normal" fo:text-transform="none" fo:color="#000080" style:font-name="Arial1" fo:font-size="14pt" fo:letter-spacing="normal" fo:font-style="normal" fo:font-weight="normal"/>
    </style:style>
    <style:style style:name="T17" style:family="text">
      <style:text-properties fo:font-variant="normal" fo:text-transform="none" fo:color="#000080" style:font-name="Arial1" fo:letter-spacing="normal"/>
    </style:style>
    <style:style style:name="T18" style:family="text">
      <style:text-properties fo:font-variant="normal" fo:text-transform="none" fo:color="#000080" style:font-name="Arial1" fo:letter-spacing="normal" fo:font-style="normal" fo:font-weight="normal"/>
    </style:style>
    <style:style style:name="T19" style:family="text">
      <style:text-properties fo:font-variant="normal" fo:text-transform="none" fo:color="#000080" style:font-name="Arial1" fo:font-size="9pt" fo:letter-spacing="normal" fo:font-style="normal" fo:font-weight="normal" style:font-size-asian="9pt" style:font-size-complex="9pt"/>
    </style:style>
    <style:style style:name="T20" style:family="text">
      <style:text-properties fo:font-variant="normal" fo:text-transform="none" fo:color="#000080" style:font-name="Arial1" fo:font-size="9pt" fo:letter-spacing="normal" style:font-size-asian="9pt" style:font-size-complex="9pt"/>
    </style:style>
    <style:style style:name="T21" style:family="text">
      <style:text-properties fo:font-variant="normal" fo:text-transform="none" fo:color="#ce181e" style:font-name="Arial1" fo:font-size="9pt" fo:font-style="normal" fo:font-weight="normal" style:font-size-asian="9pt" style:font-size-complex="9pt"/>
    </style:style>
    <style:style style:name="T22" style:family="text">
      <style:text-properties fo:font-variant="normal" fo:text-transform="none" fo:color="#ff8000" style:font-name="Arial1" fo:font-size="9pt" fo:font-style="normal" fo:font-weight="normal" style:font-size-asian="9pt" style:font-size-complex="9pt"/>
    </style:style>
    <style:style style:name="T23" style:family="text">
      <style:text-properties fo:font-variant="normal" fo:text-transform="none" fo:color="#ff8000" style:font-name="Arial1" fo:font-size="9pt" fo:font-style="normal" fo:font-weight="normal" officeooo:rsid="001701c5" style:font-size-asian="9pt" style:font-size-complex="9pt"/>
    </style:style>
    <style:style style:name="T24" style:family="text">
      <style:text-properties fo:font-variant="normal" fo:text-transform="none" style:font-name="Arial1" fo:font-size="9pt" fo:font-style="normal" fo:font-weight="normal" style:font-size-asian="9pt" style:font-size-complex="9pt"/>
    </style:style>
    <style:style style:name="T25" style:family="text">
      <style:text-properties fo:font-variant="normal" fo:text-transform="none" fo:color="#000000" style:font-name="Arial1" fo:font-size="9pt" fo:font-style="normal" fo:font-weight="normal" style:font-size-asian="9pt" style:font-size-complex="9pt"/>
    </style:style>
    <style:style style:name="T26" style:family="text">
      <style:text-properties fo:font-variant="normal" fo:text-transform="none" fo:color="#000000" style:font-name="Arial1" fo:font-size="9pt" fo:font-style="normal" fo:font-weight="normal" officeooo:rsid="001701c5" style:font-size-asian="9pt" style:font-size-complex="9pt"/>
    </style:style>
    <style:style style:name="T27" style:family="text">
      <style:text-properties fo:color="#000080" style:text-line-through-style="none" style:text-line-through-type="none" style:font-name="Arial" fo:font-size="16.5pt" style:text-underline-style="none" fo:font-weight="bold" style:text-blinking="false"/>
    </style:style>
    <style:style style:name="T28" style:family="text">
      <style:text-properties fo:color="#000080" style:text-line-through-style="none" style:text-line-through-type="none" fo:font-size="16.5pt" style:text-underline-style="none" fo:font-weight="bold" style:text-blinking="false"/>
    </style:style>
    <style:style style:name="T29" style:family="text">
      <style:text-properties fo:color="#000080" style:text-line-through-style="none" style:text-line-through-type="none" style:font-name="Arial1" fo:font-size="16.5pt" style:text-underline-style="none" fo:font-weight="bold" style:text-blinking="false"/>
    </style:style>
    <style:style style:name="T30" style:family="text">
      <style:text-properties fo:color="#000080" style:text-line-through-style="none" style:text-line-through-type="none" style:font-name="Arial1" style:text-underline-style="none" fo:font-weight="bold" style:text-blinking="false"/>
    </style:style>
    <style:style style:name="T31" style:family="text">
      <style:text-properties fo:color="#000080" style:text-line-through-style="none" style:text-line-through-type="none" style:font-name="Arial1" fo:font-size="9pt" style:text-underline-style="none" fo:font-weight="bold" style:text-blinking="false" style:font-size-asian="9pt" style:font-size-complex="9pt"/>
    </style:style>
    <style:style style:name="T32" style:family="text">
      <style:text-properties fo:color="#000080" style:font-name="Times New Roman" fo:font-size="14pt" fo:font-style="normal" fo:font-weight="bold"/>
    </style:style>
    <style:style style:name="T33" style:family="text">
      <style:text-properties fo:color="#000080" fo:font-weight="bold"/>
    </style:style>
    <style:style style:name="T34" style:family="text">
      <style:text-properties fo:color="#000080" fo:font-size="14pt" fo:font-style="normal" fo:font-weight="bold"/>
    </style:style>
    <style:style style:name="T35" style:family="text">
      <style:text-properties fo:color="#000080" fo:font-style="normal" fo:font-weight="bold"/>
    </style:style>
    <style:style style:name="T36" style:family="text">
      <style:text-properties style:font-name="Times New Roman" fo:font-size="14pt" fo:font-style="normal" fo:font-weight="normal"/>
    </style:style>
    <style:style style:name="T37" style:family="text">
      <style:text-properties fo:font-size="14pt" fo:font-style="normal" fo:font-weight="normal"/>
    </style:style>
    <style:style style:name="T38" style:family="text">
      <style:text-properties fo:color="#900090"/>
    </style:style>
    <style:style style:name="T39" style:family="text">
      <style:text-properties fo:color="#900090" style:font-name="Times New Roman" fo:font-size="14pt" fo:font-style="normal" fo:font-weight="normal"/>
    </style:style>
    <style:style style:name="T40" style:family="text">
      <style:text-properties fo:color="#900090" fo:font-size="14pt" fo:font-style="normal" fo:font-weight="normal"/>
    </style:style>
    <style:style style:name="T41" style:family="text">
      <style:text-properties fo:color="#900090" fo:font-style="normal" fo:font-weight="normal"/>
    </style:style>
    <style:style style:name="T42" style:family="text">
      <style:text-properties fo:color="#009090"/>
    </style:style>
    <style:style style:name="T43" style:family="text">
      <style:text-properties fo:color="#009090" style:font-name="Times New Roman" fo:font-size="14pt" fo:font-style="normal" fo:font-weight="normal"/>
    </style:style>
    <style:style style:name="T44" style:family="text">
      <style:text-properties fo:color="#009090" fo:font-size="14pt" fo:font-style="normal" fo:font-weight="normal"/>
    </style:style>
    <style:style style:name="T45" style:family="text">
      <style:text-properties fo:color="#009090" fo:font-style="normal" fo:font-weight="normal"/>
    </style:style>
    <style:style style:name="T46" style:family="text">
      <style:text-properties fo:color="#00a000"/>
    </style:style>
    <style:style style:name="T47" style:family="text">
      <style:text-properties fo:color="#00a000" style:font-name="Times New Roman" fo:font-size="14pt" fo:font-style="normal" fo:font-weight="normal"/>
    </style:style>
    <style:style style:name="T48" style:family="text">
      <style:text-properties fo:color="#00a000" fo:font-size="14pt" fo:font-style="normal" fo:font-weight="normal"/>
    </style:style>
    <style:style style:name="T49" style:family="text">
      <style:text-properties fo:color="#00a000" fo:font-style="normal" fo:font-weight="normal"/>
    </style:style>
    <style:style style:name="T50" style:family="text">
      <style:text-properties style:font-name="Arial1"/>
    </style:style>
    <style:style style:name="T51" style:family="text">
      <style:text-properties style:font-name="Arial1" fo:font-size="9pt" style:font-size-asian="9pt" style:font-size-complex="9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http://lua-users.org/wiki/FindPag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6">Source: </text:span><text:a xlink:type="simple" xlink:href="http://lua-users.org/wiki/SplitJoin" text:style-name="Internet_20_link" text:visited-style-name="Visited_20_Internet_20_Link">http://lua-users.org/wiki/SplitJoin</text:a></text:p>
      <text:p text:style-name="P5"><text:span text:style-name="T25"><text:line-break/></text:span><text:a xlink:type="simple" xlink:href="http://lua-users.org/cgi-bin/wiki.pl?action=search&amp;string=SplitJoin&amp;body=1" text:style-name="Internet_20_link" text:visited-style-name="Visited_20_Internet_20_Link"><text:span text:style-name="T22">Split Join</text:span></text:a><text:span text:style-name="T51"><text:line-break/></text:span><text:span text:style-name="T19">"split" </text:span><text:a xlink:type="simple" xlink:href="http://en.wikipedia.org/wiki/String_manipulation_algorithm#split" text:style-name="Internet_20_link" text:visited-style-name="Visited_20_Internet_20_Link"><text:span text:style-name="T10">[1]</text:span></text:a><text:span text:style-name="T20"> </text:span><text:span text:style-name="T19">and "join"</text:span><text:a xlink:type="simple" xlink:href="http://en.wikipedia.org/wiki/Comparison_of_programming_languages_%28string_functions%29#join" text:style-name="Internet_20_link" text:visited-style-name="Visited_20_Internet_20_Link"><text:span text:style-name="T10">[2]</text:span></text:a><text:span text:style-name="T20"> </text:span><text:span text:style-name="T19">are two common string operators that are essentially inverse operations of each other. Split separates a string containing a delimiter into the list of substrings between that delimiter. Join combines a list of strings into a new string by inserting a delimiter between each string.</text:span></text:p>
      <text:p text:style-name="P7">There are various ways to design and implement these functions in Lua, as described below.</text:p>
      <text:p text:style-name="P18"/>
      <text:h text:style-name="P19" text:outline-level="2">Joining list of strings</text:h>
      <text:p text:style-name="P4"><text:span text:style-name="T19">With Lua 5.x you can use table.concat</text:span><text:a xlink:type="simple" xlink:href="http://www.lua.org/manual/5.1/manual.html#pdf-table.concat" text:style-name="Internet_20_link" text:visited-style-name="Visited_20_Internet_20_Link"><text:span text:style-name="T10">[3]</text:span></text:a><text:span text:style-name="T19"> for joining: </text:span><text:span text:style-name="Source_20_Text"><text:span text:style-name="T19">table.concat(tbl, delimiter_str)</text:span></text:span><text:span text:style-name="T19">.</text:span></text:p>
      <text:p text:style-name="P24"><text:span text:style-name="T38">table.concat</text:span>({<text:span text:style-name="T42">"a"</text:span>, <text:span text:style-name="T42">"b"</text:span>, <text:span text:style-name="T42">"c"</text:span>}, <text:span text:style-name="T42">","</text:span>) <text:span text:style-name="T46">--&gt; "a,b,c"</text:span></text:p>
      <text:p text:style-name="P7">Other interfaces are possible, largely dependent on the choice of split interface since join is often intended to be the inverse operation of split.</text:p>
      <text:p text:style-name="P18"/>
      <text:h text:style-name="P19" text:outline-level="2">Splitting Strings</text:h>
      <text:p text:style-name="P4"><text:span text:style-name="T19">First of all, although Lua does not have a split function in its standard library, it does have </text:span><text:span text:style-name="Source_20_Text"><text:span text:style-name="T19">string.gmatch</text:span></text:span><text:a xlink:type="simple" xlink:href="http://www.lua.org/manual/5.2/manual.html#pdf-string.gmatch" text:style-name="Internet_20_link" text:visited-style-name="Visited_20_Internet_20_Link"><text:span text:style-name="T10">[4]</text:span></text:a><text:span text:style-name="T19">, which can be used instead of a split function in many cases. Unlike a split function, </text:span><text:span text:style-name="Source_20_Text"><text:span text:style-name="T19">string.gmatch</text:span></text:span><text:span text:style-name="T19"> takes a pattern to match the non-delimiter text, instead of the delimiters themselves:</text:span></text:p>
      <text:p text:style-name="P28"><text:span text:style-name="T33">local</text:span> example = <text:span text:style-name="T42">"an example string"</text:span></text:p>
      <text:p text:style-name="P28"><text:span text:style-name="T33">for</text:span> i <text:span text:style-name="T33">in</text:span> <text:span text:style-name="T38">string.gmatch</text:span>(example, <text:span text:style-name="T42">"%S+"</text:span>) <text:span text:style-name="T33">do</text:span></text:p>
      <text:p text:style-name="P29"><text:s text:c="3"/><text:span text:style-name="T41">print</text:span><text:span text:style-name="T1">(i)</text:span></text:p>
      <text:p text:style-name="P30">end</text:p>
      <text:p text:style-name="P32"/>
      <text:p text:style-name="P31">-- output:</text:p>
      <text:p text:style-name="P31">-- an</text:p>
      <text:p text:style-name="P31">-- example</text:p>
      <text:p text:style-name="P26">-- string</text:p>
      <text:p text:style-name="P4"><text:span text:style-name="T19">A </text:span><text:span text:style-name="Source_20_Text"><text:span text:style-name="T19">split</text:span></text:span><text:a xlink:type="simple" xlink:href="http://en.wikipedia.org/wiki/String_manipulation_algorithm#split" text:style-name="Internet_20_link" text:visited-style-name="Visited_20_Internet_20_Link"><text:span text:style-name="T10">[1]</text:span></text:a><text:span text:style-name="T19"> function separates a string into a list of substrings, breaking the original string on occurrences of some separator (character, character set, or pattern). There are various ways to design a string split function. A summary of the design decisions is listed below.</text:span></text:p>
      <text:p text:style-name="P7">Should split return a table array, a list, or an iterator?</text:p>
      <text:p text:style-name="P28">split(<text:span text:style-name="T42">"a,b,c"</text:span>, <text:span text:style-name="T42">","</text:span>) <text:span text:style-name="T46">--&gt; {"a", "b", "c"}</text:span></text:p>
      <text:p text:style-name="P28">split(<text:span text:style-name="T42">"a,b,c"</text:span>, <text:span text:style-name="T42">","</text:span>) <text:span text:style-name="T46">--&gt; "a","b","c" (not scalable: Lua has a limit of a few thousand return values)</text:span></text:p>
      <text:p text:style-name="P24"><text:span text:style-name="T33">for</text:span> x <text:span text:style-name="T33">in</text:span> split(<text:span text:style-name="T42">"a,b,c"</text:span>, <text:span text:style-name="T42">","</text:span>) <text:span text:style-name="T33">do</text:span> ..... <text:span text:style-name="T33">end</text:span></text:p>
      <text:p text:style-name="P7">Should the separator be a string, Lua pattern, LPeg pattern, or regular expression?</text:p>
      <text:p text:style-name="P28">split(<text:span text:style-name="T42">"a <text:s/>+b c"</text:span>, <text:span text:style-name="T42">" +"</text:span>) <text:span text:style-name="T46">--&gt; {"a ", "b c"}</text:span></text:p>
      <text:p text:style-name="P28">split(<text:span text:style-name="T42">"a <text:s/>+b c"</text:span>, <text:span text:style-name="T42">" +"</text:span>) <text:span text:style-name="T46">--&gt; {"a", "+b", "c"}</text:span></text:p>
      <text:p text:style-name="P24">split(<text:span text:style-name="T42">"a <text:s/>+b c"</text:span>, some_other_object) <text:span text:style-name="T46">--&gt; .....</text:span></text:p>
      <text:p text:style-name="P7">How should empty separators be handled?</text:p>
      <text:p text:style-name="P28">split(<text:span text:style-name="T42">"abc"</text:span>, <text:span text:style-name="T42">""</text:span>) <text:span text:style-name="T46">--&gt; {"a", "b", "c"} </text:span></text:p>
      <text:p text:style-name="P28">split(<text:span text:style-name="T42">"abc"</text:span>, <text:span text:style-name="T42">""</text:span>) <text:span text:style-name="T46">--&gt; {"", "a", "b", "c", ""}</text:span></text:p>
      <text:p text:style-name="P28">split(<text:span text:style-name="T42">"abc"</text:span>, <text:span text:style-name="T42">""</text:span>) <text:span text:style-name="T46">--&gt; error</text:span></text:p>
      <text:p text:style-name="P24">split(<text:span text:style-name="T42">"abc"</text:span>, <text:span text:style-name="T42">"%d*"</text:span>) <text:span text:style-name="T46">--&gt; what about patterns that can evaluate to empty strings?</text:span></text:p>
      <text:p text:style-name="P20"><text:span text:style-name="T19">Note: </text:span><text:span text:style-name="Source_20_Text"><text:span text:style-name="T19">split(s,"")</text:span></text:span><text:span text:style-name="T19"> is a convenient idiom for splitting a string into characters. In Lua, we can alternately do </text:span><text:span text:style-name="Source_20_Text"><text:span text:style-name="T19">for c in s:gmatch"." do ..... end</text:span></text:span><text:span text:style-name="T19">.</text:span></text:p>
      <text:p text:style-name="P7">How should empty values be handled?</text:p>
      <text:p text:style-name="P28"><text:soft-page-break/>split(<text:span text:style-name="T42">",,a,b,c,"</text:span>, <text:span text:style-name="T42">","</text:span>) <text:span text:style-name="T46">--&gt; {"a", "b", "c"}</text:span></text:p>
      <text:p text:style-name="P28">split(<text:span text:style-name="T42">",,a,b,c,"</text:span>, <text:span text:style-name="T42">","</text:span>) <text:span text:style-name="T46">--&gt; {"", "", "a", "b", "c", ""}</text:span></text:p>
      <text:p text:style-name="P28">split(<text:span text:style-name="T42">","</text:span>, <text:span text:style-name="T42">","</text:span>) <text:span text:style-name="T46">--&gt; {} or {""} or {"", ""} ?</text:span></text:p>
      <text:p text:style-name="P24">split(<text:span text:style-name="T42">""</text:span>, <text:span text:style-name="T42">","</text:span>) <text:span text:style-name="T46">--&gt; {} or {""} ?</text:span></text:p>
      <text:p text:style-name="P20"><text:span text:style-name="T19">Note: Although splitting and joining are roughly inverses, the operations are not necessarily uniquely determined, particularly when there are empty strings. </text:span><text:span text:style-name="Source_20_Text"><text:span text:style-name="T19">join({"",""}, "")</text:span></text:span><text:span text:style-name="T19">, </text:span><text:span text:style-name="Source_20_Text"><text:span text:style-name="T19">join({""}, "")</text:span></text:span><text:span text:style-name="T19"> and </text:span><text:span text:style-name="Source_20_Text"><text:span text:style-name="T19">join({}, "")</text:span></text:span><text:span text:style-name="T19"> all result in the same string </text:span><text:span text:style-name="Source_20_Text"><text:span text:style-name="T19">""</text:span></text:span><text:span text:style-name="T19">. Therefore, the choice of what the inverse operation </text:span><text:span text:style-name="Source_20_Text"><text:span text:style-name="T19">split("", "")</text:span></text:span><text:span text:style-name="T19"> should return is not immediately clear.</text:span></text:p>
      <text:p text:style-name="P21">Note: completely ignoring empty values can be undesirable, such as for rows in a CSV file where column positions matter. A CSV file with empty rows "" is unclear: is this an column containing an empty value or are there zero columns? A zero column CSV file is unlikely though perhaps not impossible.</text:p>
      <text:p text:style-name="P7">Should there be an argument to limit the number of splits?</text:p>
      <text:p text:style-name="P24">split(<text:span text:style-name="T42">"a,b,c"</text:span>, <text:span text:style-name="T42">","</text:span>, 2) <text:span text:style-name="T46">--&gt; {"a", "b,c"}</text:span></text:p>
      <text:p text:style-name="P7">Should the separator be returned? This is more useful when the separator is a pattern, in which case the separator can vary:</text:p>
      <text:p text:style-name="P24">split(<text:span text:style-name="T42">"a <text:s/>b c"</text:span>, <text:span text:style-name="T42">" +"</text:span>) <text:span text:style-name="T46">--&gt; {"a", " <text:s/>", "b", " ", "c"}</text:span></text:p>
      <text:p text:style-name="P20"><text:span text:style-name="T19">Note: Note also that </text:span><text:span text:style-name="Source_20_Text"><text:span text:style-name="T19">string.gmatch</text:span></text:span><text:span text:style-name="T19"> </text:span><text:a xlink:type="simple" xlink:href="http://www.lua.org/manual/5.1/manual.html#pdf-string.gmatch" text:style-name="Internet_20_link" text:visited-style-name="Visited_20_Internet_20_Link"><text:span text:style-name="T10">[5]</text:span></text:a><text:span text:style-name="T19"> is in a way a dual of </text:span><text:span text:style-name="Source_20_Text"><text:span text:style-name="T19">split</text:span></text:span><text:span text:style-name="T19">, returning the substrings that match a pattern and discarding strings between them rather than the other way around. A function that returns both is sometimes called </text:span><text:span text:style-name="Source_20_Text"><text:span text:style-name="T19">partition</text:span></text:span><text:span text:style-name="T19"> </text:span><text:a xlink:type="simple" xlink:href="http://en.wikipedia.org/wiki/Comparison_of_programming_languages_%28string_functions%29#partition" text:style-name="Internet_20_link" text:visited-style-name="Visited_20_Internet_20_Link"><text:span text:style-name="T10">[6]</text:span></text:a><text:span text:style-name="T19">.</text:span></text:p>
      <text:p text:style-name="P18"/>
      <text:h text:style-name="P33" text:outline-level="3"><text:span text:style-name="T19">Method: Split by pattern using </text:span><text:span text:style-name="Source_20_Text"><text:span text:style-name="T19">string.gsub</text:span></text:span><text:span text:style-name="T19">/</text:span><text:span text:style-name="Source_20_Text"><text:span text:style-name="T19">string.match</text:span></text:span></text:h>
      <text:p text:style-name="P7">Break a string up at occurrences of a single character. If the number of fields is known:</text:p>
      <text:p text:style-name="P24">str:match( (<text:span text:style-name="T42">"([^"</text:span>..sep..<text:span text:style-name="T42">"]*)"</text:span>..sep):rep(nsep) )</text:p>
      <text:p text:style-name="P7">If the number of fields is not known</text:p>
      <text:p text:style-name="P24">fields = {str:match((str:gsub(<text:span text:style-name="T42">"[^"</text:span>..sep..<text:span text:style-name="T42">"]*"</text:span>..sep, <text:span text:style-name="T42">"([^"</text:span>..sep..<text:span text:style-name="T42">"]*)"</text:span>..sep)))}</text:p>
      <text:p text:style-name="P4"><text:span text:style-name="T19">Some might call the above a hack :) </text:span><text:span text:style-name="Source_20_Text"><text:span text:style-name="T19">sep</text:span></text:span><text:span text:style-name="T19"> will need to be escaped if it is a pattern metacharacter, and you'd probably be better off precomputing and/or memorizing the patterns. And it leaves off values after the last separator. E.g. "a,b,c" returns "a" and "b" but not "c"</text:span></text:p>
      <text:p text:style-name="P18"/>
      <text:h text:style-name="P33" text:outline-level="3"><text:span text:style-name="T19">Method: Using only </text:span><text:span text:style-name="Source_20_Text"><text:span text:style-name="T19">string.gsub</text:span></text:span></text:h>
      <text:p text:style-name="P28">fields = {}</text:p>
      <text:p text:style-name="P28">str:gsub(<text:span text:style-name="T42">"([^"</text:span>..sep..<text:span text:style-name="T42">"]*)"</text:span>..sep, <text:span text:style-name="T33">function</text:span>(c)</text:p>
      <text:p text:style-name="P29"><text:s text:c="3"/><text:span text:style-name="T41">table.insert</text:span><text:span text:style-name="T1">(fields, c)</text:span></text:p>
      <text:p text:style-name="P24"><text:span text:style-name="T33">end</text:span>)</text:p>
      <text:p text:style-name="P4"><text:span text:style-name="Strong_20_Emphasis"><text:span text:style-name="T19">Does not work as expected:</text:span></text:span></text:p>
      <text:p text:style-name="P28">str, sep = <text:span text:style-name="T42">"1:2:3"</text:span>, <text:span text:style-name="T42">":"</text:span></text:p>
      <text:p text:style-name="P28">fields = {}</text:p>
      <text:p text:style-name="P28">str:gsub(<text:span text:style-name="T42">"([^"</text:span>..sep..<text:span text:style-name="T42">"]*)"</text:span>..sep, <text:span text:style-name="T33">function</text:span>(c)</text:p>
      <text:p text:style-name="P29"><text:s text:c="3"/><text:span text:style-name="T41">table.insert</text:span><text:span text:style-name="T1">(fields, c)</text:span></text:p>
      <text:p text:style-name="P28"><text:span text:style-name="T33">end</text:span>)</text:p>
      <text:p text:style-name="P28"><text:span text:style-name="T33">for</text:span> i,v <text:span text:style-name="T33">in</text:span> <text:span text:style-name="T38">ipairs</text:span>(fields) <text:span text:style-name="T33">do</text:span></text:p>
      <text:p text:style-name="P29"><text:s text:c="3"/><text:span text:style-name="T41">print</text:span><text:span text:style-name="T1">(i,v)</text:span></text:p>
      <text:p text:style-name="P30">end</text:p>
      <text:p text:style-name="P32"/>
      <text:p text:style-name="P31">-- output:</text:p>
      <text:p text:style-name="P31">-- 1 <text:s text:c="7"/>1</text:p>
      <text:p text:style-name="P26">-- 2 <text:s text:c="7"/>2</text:p>
      <text:p text:style-name="P4"><text:soft-page-break/><text:span text:style-name="Strong_20_Emphasis"><text:span text:style-name="T19">Fix:</text:span></text:span></text:p>
      <text:p text:style-name="P28"><text:span text:style-name="T33">function</text:span> <text:span text:style-name="T38">string</text:span>:split(sep)</text:p>
      <text:p text:style-name="P29"><text:s text:c="3"/><text:span text:style-name="T35">local</text:span><text:span text:style-name="T1"> sep, fields = sep </text:span><text:span text:style-name="T35">or</text:span><text:span text:style-name="T1"> </text:span><text:span text:style-name="T45">":"</text:span><text:span text:style-name="T1">, {}</text:span></text:p>
      <text:p text:style-name="P29"><text:s text:c="3"/><text:span text:style-name="T35">local</text:span><text:span text:style-name="T1"> pattern = </text:span><text:span text:style-name="T41">string.format</text:span><text:span text:style-name="T1">(</text:span><text:span text:style-name="T45">"([^%s]+)"</text:span><text:span text:style-name="T1">, sep)</text:span></text:p>
      <text:p text:style-name="P29"><text:s text:c="3"/><text:span text:style-name="T1">self:gsub(pattern, </text:span><text:span text:style-name="T35">function</text:span><text:span text:style-name="T1">(c) fields[#fields+1] = c </text:span><text:span text:style-name="T35">end</text:span><text:span text:style-name="T1">)</text:span></text:p>
      <text:p text:style-name="P29"><text:s text:c="3"/><text:span text:style-name="T35">return</text:span><text:span text:style-name="T1"> fields</text:span></text:p>
      <text:p text:style-name="P27">end</text:p>
      <text:p text:style-name="P4"><text:span text:style-name="Strong_20_Emphasis"><text:span text:style-name="T19">Example:</text:span></text:span><text:span text:style-name="T19"> split a string into words, or return nil</text:span></text:p>
      <text:p text:style-name="P28"><text:span text:style-name="T33">function</text:span> justWords(str)</text:p>
      <text:p text:style-name="P29"><text:s text:c="3"/><text:span text:style-name="T35">local</text:span><text:span text:style-name="T1"> t = {}</text:span></text:p>
      <text:p text:style-name="P29"><text:s text:c="3"/><text:span text:style-name="T35">local</text:span><text:span text:style-name="T1"> </text:span><text:span text:style-name="T35">function</text:span><text:span text:style-name="T1"> helper(word)</text:span></text:p>
      <text:p text:style-name="P29"><text:s text:c="6"/><text:span text:style-name="T41">table.insert</text:span><text:span text:style-name="T1">(t, word)</text:span></text:p>
      <text:p text:style-name="P29"><text:s text:c="6"/><text:span text:style-name="T35">return</text:span><text:span text:style-name="T1"> </text:span><text:span text:style-name="T45">""</text:span></text:p>
      <text:p text:style-name="P29"><text:s text:c="3"/><text:span text:style-name="T35">end</text:span></text:p>
      <text:p text:style-name="P29"><text:s text:c="3"/><text:span text:style-name="T35">if</text:span><text:span text:style-name="T1"> </text:span><text:span text:style-name="T35">not</text:span><text:span text:style-name="T1"> str:gsub(</text:span><text:span text:style-name="T45">"%w+"</text:span><text:span text:style-name="T1">, helper):find</text:span><text:span text:style-name="T45">"%S"</text:span><text:span text:style-name="T1"> </text:span><text:span text:style-name="T35">then</text:span></text:p>
      <text:p text:style-name="P29"><text:s text:c="6"/><text:span text:style-name="T35">return</text:span><text:span text:style-name="T1"> t</text:span></text:p>
      <text:p text:style-name="P29"><text:s text:c="3"/><text:span text:style-name="T35">end</text:span></text:p>
      <text:p text:style-name="P27">end</text:p>
      <text:p text:style-name="P18"/>
      <text:h text:style-name="P34" text:outline-level="3">Method: Split a string with a pattern, Take One</text:h>
      <text:p text:style-name="P4"><text:span text:style-name="T19">This splits a string using the pattern </text:span><text:span text:style-name="Source_20_Text"><text:span text:style-name="T19">sep</text:span></text:span><text:span text:style-name="T19">. It calls </text:span><text:span text:style-name="Source_20_Text"><text:span text:style-name="T19">func</text:span></text:span><text:span text:style-name="T19"> for each segment. When </text:span><text:span text:style-name="Source_20_Text"><text:span text:style-name="T19">func</text:span></text:span><text:span text:style-name="T19"> is called, the first argument is the segment and the remaining arguments are the captures from </text:span><text:span text:style-name="Source_20_Text"><text:span text:style-name="T19">sep</text:span></text:span><text:span text:style-name="T19">, if any. On the last segment, </text:span><text:span text:style-name="Source_20_Text"><text:span text:style-name="T19">func</text:span></text:span><text:span text:style-name="T19"> will be called with just one argument. (This could be used as a flag, or you could use two different functions). </text:span><text:span text:style-name="Source_20_Text"><text:span text:style-name="T19">sep</text:span></text:span><text:span text:style-name="T19"> must not match the empty string. Enhancements are left as an exercise :)</text:span></text:p>
      <text:p text:style-name="P24">func((str:gsub(<text:span text:style-name="T42">"(.-)("</text:span>..sep..<text:span text:style-name="T42">")"</text:span>, func)))</text:p>
      <text:p text:style-name="P4"><text:span text:style-name="Strong_20_Emphasis"><text:span text:style-name="T19">Example:</text:span></text:span><text:span text:style-name="T19"> Split a string into lines separated by either DOS or Unix line endings, creating a table out of the results.</text:span></text:p>
      <text:p text:style-name="P28"><text:span text:style-name="T33">function</text:span> lines(str)</text:p>
      <text:p text:style-name="P29"><text:s text:c="3"/><text:span text:style-name="T35">local</text:span><text:span text:style-name="T1"> t = {}</text:span></text:p>
      <text:p text:style-name="P29"><text:s text:c="3"/><text:span text:style-name="T35">local</text:span><text:span text:style-name="T1"> </text:span><text:span text:style-name="T35">function</text:span><text:span text:style-name="T1"> helper(line)</text:span></text:p>
      <text:p text:style-name="P29"><text:s text:c="6"/><text:span text:style-name="T41">table.insert</text:span><text:span text:style-name="T1">(t, line)</text:span></text:p>
      <text:p text:style-name="P29"><text:s text:c="6"/><text:span text:style-name="T35">return</text:span><text:span text:style-name="T1"> </text:span><text:span text:style-name="T45">""</text:span></text:p>
      <text:p text:style-name="P29"><text:s text:c="3"/><text:span text:style-name="T35">end</text:span></text:p>
      <text:p text:style-name="P29"><text:s text:c="3"/><text:span text:style-name="T1">helper((str:gsub(</text:span><text:span text:style-name="T45">"(.-)\r?\n"</text:span><text:span text:style-name="T1">, helper)))</text:span></text:p>
      <text:p text:style-name="P29"><text:s text:c="3"/><text:span text:style-name="T35">return</text:span><text:span text:style-name="T1"> t</text:span></text:p>
      <text:p text:style-name="P27">end</text:p>
      <text:p text:style-name="P18"/>
      <text:h text:style-name="P34" text:outline-level="3">Function: Split a string with a pattern, Take Two</text:h>
      <text:p text:style-name="P7">The problem with using gsub as above is that it can't handle the case when the separator pattern doesn't appear at the end of the string. In that case the final "(.-)" never gets to capture the end of the string, because the overall pattern fails to match. To handle that case you have to do something a little more complicated. The split function below behaves more or less like split in perl or python. In particular, single matches at the beginning and end of the string do not create new elements. Multiple matches in a row create empty string elements.</text:p>
      <text:p text:style-name="P31">-- Compatibility: Lua-5.1</text:p>
      <text:p text:style-name="P28"><text:span text:style-name="T33">function</text:span> split(str, pat)</text:p>
      <text:p text:style-name="P29"><text:s text:c="3"/><text:span text:style-name="T35">local</text:span><text:span text:style-name="T1"> t = {} <text:s/></text:span><text:span text:style-name="T49">-- NOTE: use {n = 0} in Lua-5.0</text:span></text:p>
      <text:p text:style-name="P29"><text:s text:c="3"/><text:span text:style-name="T35">local</text:span><text:span text:style-name="T1"> fpat = </text:span><text:span text:style-name="T45">"(.-)"</text:span><text:span text:style-name="T1"> .. pat</text:span></text:p>
      <text:p text:style-name="P29"><text:s text:c="3"/><text:span text:style-name="T35">local</text:span><text:span text:style-name="T1"> last_end = 1</text:span></text:p>
      <text:p text:style-name="P29"><text:s text:c="3"/><text:span text:style-name="T35">local</text:span><text:span text:style-name="T1"> s, e, cap = str:find(fpat, 1)</text:span></text:p>
      <text:p text:style-name="P29"><text:s text:c="3"/><text:span text:style-name="T35">while</text:span><text:span text:style-name="T1"> s </text:span><text:span text:style-name="T35">do</text:span></text:p>
      <text:p text:style-name="P29"><text:s text:c="6"/><text:span text:style-name="T35">if</text:span><text:span text:style-name="T1"> s ~= 1 </text:span><text:span text:style-name="T35">or</text:span><text:span text:style-name="T1"> cap ~= </text:span><text:span text:style-name="T45">""</text:span><text:span text:style-name="T1"> </text:span><text:span text:style-name="T35">then</text:span></text:p>
      <text:p text:style-name="P29"><text:s text:c="9"/><text:span text:style-name="T41">table.insert</text:span><text:span text:style-name="T1">(t, cap)</text:span></text:p>
      <text:p text:style-name="P29"><text:s text:c="6"/><text:span text:style-name="T35">end</text:span></text:p>
      <text:p text:style-name="P29"><text:s text:c="6"/><text:span text:style-name="T1">last_end = e+1</text:span></text:p>
      <text:p text:style-name="P29"><text:s text:c="6"/><text:span text:style-name="T1">s, e, cap = str:find(fpat, last_end)</text:span></text:p>
      <text:p text:style-name="P29"><text:soft-page-break/><text:s text:c="3"/><text:span text:style-name="T35">end</text:span></text:p>
      <text:p text:style-name="P29"><text:s text:c="3"/><text:span text:style-name="T35">if</text:span><text:span text:style-name="T1"> last_end &lt;= #str </text:span><text:span text:style-name="T35">then</text:span></text:p>
      <text:p text:style-name="P29"><text:s text:c="6"/><text:span text:style-name="T1">cap = str:sub(last_end)</text:span></text:p>
      <text:p text:style-name="P29"><text:s text:c="6"/><text:span text:style-name="T41">table.insert</text:span><text:span text:style-name="T1">(t, cap)</text:span></text:p>
      <text:p text:style-name="P29"><text:s text:c="3"/><text:span text:style-name="T35">end</text:span></text:p>
      <text:p text:style-name="P29"><text:s text:c="3"/><text:span text:style-name="T35">return</text:span><text:span text:style-name="T1"> t</text:span></text:p>
      <text:p text:style-name="P27">end</text:p>
      <text:p text:style-name="P4"><text:span text:style-name="Strong_20_Emphasis"><text:span text:style-name="T19">Example:</text:span></text:span><text:span text:style-name="T19"> Split a file path string into components.</text:span></text:p>
      <text:p text:style-name="P28"><text:span text:style-name="T33">function</text:span> split_path(str)</text:p>
      <text:p text:style-name="P29"><text:s text:c="3"/><text:span text:style-name="T35">return</text:span><text:span text:style-name="T1"> split(str,</text:span><text:span text:style-name="T45">'[\\/]+'</text:span><text:span text:style-name="T1">)</text:span></text:p>
      <text:p text:style-name="P30">end</text:p>
      <text:p text:style-name="P32"/>
      <text:p text:style-name="P28">parts = split_path(<text:span text:style-name="T42">"/usr/local/bin"</text:span>)</text:p>
      <text:p text:style-name="P25"><text:s text:c="2"/><text:span text:style-name="T49">--&gt; {'usr','local','bin'}</text:span></text:p>
      <text:p text:style-name="P4"><text:span text:style-name="Strong_20_Emphasis"><text:span text:style-name="T19">Test Cases:</text:span></text:span></text:p>
      <text:p text:style-name="P28">split(<text:span text:style-name="T42">'foo/bar/baz/test'</text:span>,<text:span text:style-name="T42">'/'</text:span>)</text:p>
      <text:p text:style-name="P29"><text:s text:c="2"/><text:span text:style-name="T49">--&gt; {'foo','bar','baz','test'}</text:span></text:p>
      <text:p text:style-name="P28">split(<text:span text:style-name="T42">'/foo/bar/baz/test'</text:span>,<text:span text:style-name="T42">'/'</text:span>)</text:p>
      <text:p text:style-name="P29"><text:s text:c="2"/><text:span text:style-name="T49">--&gt; {'foo','bar','baz','test'}</text:span></text:p>
      <text:p text:style-name="P28">split(<text:span text:style-name="T42">'/foo/bar/baz/test/'</text:span>,<text:span text:style-name="T42">'/'</text:span>)</text:p>
      <text:p text:style-name="P29"><text:s text:c="2"/><text:span text:style-name="T49">--&gt; {'foo','bar','baz','test'}</text:span></text:p>
      <text:p text:style-name="P28">split(<text:span text:style-name="T42">'/foo/bar//baz/test///'</text:span>,<text:span text:style-name="T42">'/'</text:span>)</text:p>
      <text:p text:style-name="P29"><text:s text:c="2"/><text:span text:style-name="T49">--&gt; {'foo','bar','','baz','test','',''}</text:span></text:p>
      <text:p text:style-name="P28">split(<text:span text:style-name="T42">'//foo////bar/baz///test///'</text:span>,<text:span text:style-name="T42">'/+'</text:span>)</text:p>
      <text:p text:style-name="P29"><text:s text:c="2"/><text:span text:style-name="T49">--&gt; {'foo','bar','baz','test'}</text:span></text:p>
      <text:p text:style-name="P28">split(<text:span text:style-name="T42">'foo'</text:span>,<text:span text:style-name="T42">'/+'</text:span>)</text:p>
      <text:p text:style-name="P29"><text:s text:c="2"/><text:span text:style-name="T49">--&gt; {'foo'}</text:span></text:p>
      <text:p text:style-name="P28">split(<text:span text:style-name="T42">''</text:span>,<text:span text:style-name="T42">'/+'</text:span>)</text:p>
      <text:p text:style-name="P29"><text:s text:c="2"/><text:span text:style-name="T49">--&gt; {}</text:span></text:p>
      <text:p text:style-name="P24">split(<text:span text:style-name="T42">'foo'</text:span>,<text:span text:style-name="T42">''</text:span>) <text:s/><text:span text:style-name="T46">-- opps! infinite loop!</text:span></text:p>
      <text:p text:style-name="P18"/>
      <text:h text:style-name="P34" text:outline-level="3">Function: Split a string with a pattern, Take Three</text:h>
      <text:p text:style-name="P7">After a discussion on this topic in the mailing list, I made my own function... I took, unknowingly, a way similar to the function above, except I use gfind to iterate, and I see the single matches at beginning and end of string as empty fields. As above, multiple successive delimiters create empty string elements.</text:p>
      <text:p text:style-name="P31">-- Compatibility: Lua-5.0</text:p>
      <text:p text:style-name="P28"><text:span text:style-name="T33">function</text:span> Split(str, delim, maxNb)</text:p>
      <text:p text:style-name="P29"><text:s text:c="3"/><text:span text:style-name="T49">-- Eliminate bad cases...</text:span></text:p>
      <text:p text:style-name="P29"><text:s text:c="3"/><text:span text:style-name="T35">if</text:span><text:span text:style-name="T1"> </text:span><text:span text:style-name="T41">string.find</text:span><text:span text:style-name="T1">(str, delim) == </text:span><text:span text:style-name="T35">nil</text:span><text:span text:style-name="T1"> </text:span><text:span text:style-name="T35">then</text:span></text:p>
      <text:p text:style-name="P29"><text:s text:c="6"/><text:span text:style-name="T35">return</text:span><text:span text:style-name="T1"> { str }</text:span></text:p>
      <text:p text:style-name="P29"><text:s text:c="3"/><text:span text:style-name="T35">end</text:span></text:p>
      <text:p text:style-name="P29"><text:s text:c="3"/><text:span text:style-name="T35">if</text:span><text:span text:style-name="T1"> maxNb == </text:span><text:span text:style-name="T35">nil</text:span><text:span text:style-name="T1"> </text:span><text:span text:style-name="T35">or</text:span><text:span text:style-name="T1"> maxNb &lt; 1 </text:span><text:span text:style-name="T35">then</text:span></text:p>
      <text:p text:style-name="P29"><text:s text:c="6"/><text:span text:style-name="T1">maxNb = 0 <text:s text:c="3"/></text:span><text:span text:style-name="T49">-- No limit</text:span></text:p>
      <text:p text:style-name="P29"><text:s text:c="3"/><text:span text:style-name="T35">end</text:span></text:p>
      <text:p text:style-name="P29"><text:s text:c="3"/><text:span text:style-name="T35">local</text:span><text:span text:style-name="T1"> result = {}</text:span></text:p>
      <text:p text:style-name="P29"><text:s text:c="3"/><text:span text:style-name="T35">local</text:span><text:span text:style-name="T1"> pat = </text:span><text:span text:style-name="T45">"(.-)"</text:span><text:span text:style-name="T1"> .. delim .. </text:span><text:span text:style-name="T45">"()"</text:span></text:p>
      <text:p text:style-name="P29"><text:s text:c="3"/><text:span text:style-name="T35">local</text:span><text:span text:style-name="T1"> nb = 0</text:span></text:p>
      <text:p text:style-name="P29"><text:s text:c="3"/><text:span text:style-name="T35">local</text:span><text:span text:style-name="T1"> lastPos</text:span></text:p>
      <text:p text:style-name="P29"><text:s text:c="3"/><text:span text:style-name="T35">for</text:span><text:span text:style-name="T1"> part, pos </text:span><text:span text:style-name="T35">in</text:span><text:span text:style-name="T1"> </text:span><text:span text:style-name="T41">string.gfind</text:span><text:span text:style-name="T1">(str, pat) </text:span><text:span text:style-name="T35">do</text:span></text:p>
      <text:p text:style-name="P29"><text:s text:c="6"/><text:span text:style-name="T1">nb = nb + 1</text:span></text:p>
      <text:p text:style-name="P29"><text:s text:c="6"/><text:span text:style-name="T1">result[nb] = part</text:span></text:p>
      <text:p text:style-name="P29"><text:s text:c="6"/><text:span text:style-name="T1">lastPos = pos</text:span></text:p>
      <text:p text:style-name="P29"><text:s text:c="6"/><text:span text:style-name="T35">if</text:span><text:span text:style-name="T1"> nb == maxNb </text:span><text:span text:style-name="T35">then</text:span></text:p>
      <text:p text:style-name="P29"><text:s text:c="9"/><text:span text:style-name="T35">break</text:span></text:p>
      <text:p text:style-name="P29"><text:s text:c="6"/><text:span text:style-name="T35">end</text:span></text:p>
      <text:p text:style-name="P29"><text:s text:c="3"/><text:span text:style-name="T35">end</text:span></text:p>
      <text:p text:style-name="P29"><text:s text:c="3"/><text:span text:style-name="T49">-- Handle the last field</text:span></text:p>
      <text:p text:style-name="P29"><text:s text:c="3"/><text:span text:style-name="T35">if</text:span><text:span text:style-name="T1"> nb ~= maxNb </text:span><text:span text:style-name="T35">then</text:span></text:p>
      <text:p text:style-name="P29"><text:s text:c="6"/><text:span text:style-name="T1">result[nb + 1] = </text:span><text:span text:style-name="T41">string.sub</text:span><text:span text:style-name="T1">(str, lastPos)</text:span></text:p>
      <text:p text:style-name="P29"><text:s text:c="3"/><text:span text:style-name="T35">end</text:span></text:p>
      <text:p text:style-name="P29"><text:soft-page-break/><text:s text:c="3"/><text:span text:style-name="T35">return</text:span><text:span text:style-name="T1"> result</text:span></text:p>
      <text:p text:style-name="P27">end</text:p>
      <text:p text:style-name="P4"><text:span text:style-name="Strong_20_Emphasis"><text:span text:style-name="T19">Test Cases:</text:span></text:span></text:p>
      <text:p text:style-name="P28">ShowSplit(<text:span text:style-name="T42">"abc"</text:span>, <text:span text:style-name="T42">''</text:span>)</text:p>
      <text:p text:style-name="P31">--&gt; { [1] = "", [2] = "", [3] = "", [4] = "", [5] = "" }</text:p>
      <text:p text:style-name="P31">-- No infite loop... but garbage in, garbage out...</text:p>
      <text:p text:style-name="P28">ShowSplit(<text:span text:style-name="T42">""</text:span>, <text:span text:style-name="T42">','</text:span>)</text:p>
      <text:p text:style-name="P31">--&gt; { [1] = "" }</text:p>
      <text:p text:style-name="P28">ShowSplit(<text:span text:style-name="T42">"abc"</text:span>, <text:span text:style-name="T42">','</text:span>)</text:p>
      <text:p text:style-name="P31">--&gt; { [1] = "abc" }</text:p>
      <text:p text:style-name="P28">ShowSplit(<text:span text:style-name="T42">"a,b,c"</text:span>, <text:span text:style-name="T42">','</text:span>)</text:p>
      <text:p text:style-name="P31">--&gt; { [1] = "a", [2] = "b", [3] = "c" }</text:p>
      <text:p text:style-name="P28">ShowSplit(<text:span text:style-name="T42">"a,b,c,"</text:span>, <text:span text:style-name="T42">','</text:span>)</text:p>
      <text:p text:style-name="P31">--&gt; { [1] = "a", [2] = "b", [3] = "c", [4] = "" }</text:p>
      <text:p text:style-name="P28">ShowSplit(<text:span text:style-name="T42">",a,b,c,"</text:span>, <text:span text:style-name="T42">','</text:span>)</text:p>
      <text:p text:style-name="P31">--&gt; { [1] = "", [2] = "a", [3] = "b", [4] = "c", [5] = "" }</text:p>
      <text:p text:style-name="P28">ShowSplit(<text:span text:style-name="T42">"x,,,y"</text:span>, <text:span text:style-name="T42">','</text:span>)</text:p>
      <text:p text:style-name="P31">--&gt; { [1] = "x", [2] = "", [3] = "", [4] = "y" }</text:p>
      <text:p text:style-name="P28">ShowSplit(<text:span text:style-name="T42">",,,"</text:span>, <text:span text:style-name="T42">','</text:span>)</text:p>
      <text:p text:style-name="P31">--&gt; { [1] = "", [2] = "", [3] = "", [4] = "" }</text:p>
      <text:p text:style-name="P28">ShowSplit(<text:span text:style-name="T42">"x!yy!zzz!@"</text:span>, <text:span text:style-name="T42">'!'</text:span>, 4)</text:p>
      <text:p text:style-name="P31">--&gt; { [1] = "x", [2] = "yy", [3] = "zzz", [4] = "@" }</text:p>
      <text:p text:style-name="P28">ShowSplit(<text:span text:style-name="T42">"x!yy!zzz!@"</text:span>, <text:span text:style-name="T42">'!'</text:span>, 3)</text:p>
      <text:p text:style-name="P31">--&gt; { [1] = "x", [2] = "yy", [3] = "zzz" }</text:p>
      <text:p text:style-name="P28">ShowSplit(<text:span text:style-name="T42">"x!yy!zzz!@"</text:span>, <text:span text:style-name="T42">'!'</text:span>, 1)</text:p>
      <text:p text:style-name="P31">--&gt; { [1] = "x" }</text:p>
      <text:p text:style-name="P32"/>
      <text:p text:style-name="P28">ShowSplit(<text:span text:style-name="T42">"a:b:i:p:u:random:garbage"</text:span>, <text:span text:style-name="T42">":"</text:span>, 5)</text:p>
      <text:p text:style-name="P31">--&gt; { [1] = "a", [2] = "b", [3] = "i", [4] = "p", [5] = "u" }</text:p>
      <text:p text:style-name="P28">ShowSplit(<text:span text:style-name="T42">"hr , br ; <text:s/>p ,span, div"</text:span>, <text:span text:style-name="T42">'%s*[;,]%s*'</text:span>)</text:p>
      <text:p text:style-name="P26">--&gt; { [1] = "hr", [2] = "br", [3] = "p", [4] = "span", [5] = "div" }</text:p>
      <text:p text:style-name="P4"><text:span text:style-name="T19">(</text:span><text:a xlink:type="simple" xlink:href="http://lua-users.org/wiki/PhilippeLhoste" text:style-name="Internet_20_link" text:visited-style-name="Visited_20_Internet_20_Link"><text:span text:style-name="T10">PhilippeLhoste</text:span></text:a><text:span text:style-name="T19">)</text:span></text:p>
      <text:p text:style-name="P18"/>
      <text:h text:style-name="P34" text:outline-level="3">Function: Perl-like split/join</text:h>
      <text:p text:style-name="P7">Many people miss Perl-like split/join functions in Lua. Here are mine:</text:p>
      <text:p text:style-name="P31">-- Concat the contents of the parameter list,</text:p>
      <text:p text:style-name="P31">-- separated by the string delimiter (just like in perl)</text:p>
      <text:p text:style-name="P31">-- example: strjoin(", ", {"Anna", "Bob", "Charlie", "Dolores"})</text:p>
      <text:p text:style-name="P28"><text:span text:style-name="T33">function</text:span> strjoin(delimiter, list)</text:p>
      <text:p text:style-name="P29"><text:s text:c="3"/><text:span text:style-name="T35">local</text:span><text:span text:style-name="T1"> len = getn(list)</text:span></text:p>
      <text:p text:style-name="P29"><text:s text:c="3"/><text:span text:style-name="T35">if</text:span><text:span text:style-name="T1"> len == 0 </text:span><text:span text:style-name="T35">then</text:span></text:p>
      <text:p text:style-name="P29"><text:s text:c="6"/><text:span text:style-name="T35">return</text:span><text:span text:style-name="T1"> </text:span><text:span text:style-name="T45">""</text:span><text:span text:style-name="T1"> </text:span></text:p>
      <text:p text:style-name="P29"><text:s text:c="3"/><text:span text:style-name="T35">end</text:span></text:p>
      <text:p text:style-name="P29"><text:s text:c="3"/><text:span text:style-name="T35">local</text:span><text:span text:style-name="T1"> </text:span><text:span text:style-name="T41">string</text:span><text:span text:style-name="T1"> = list[1]</text:span></text:p>
      <text:p text:style-name="P29"><text:s text:c="3"/><text:span text:style-name="T35">for</text:span><text:span text:style-name="T1"> i = 2, len </text:span><text:span text:style-name="T35">do</text:span><text:span text:style-name="T1"> </text:span></text:p>
      <text:p text:style-name="P29"><text:s text:c="6"/><text:span text:style-name="T41">string</text:span><text:span text:style-name="T1"> = </text:span><text:span text:style-name="T41">string</text:span><text:span text:style-name="T1"> .. delimiter .. list[i] </text:span></text:p>
      <text:p text:style-name="P29"><text:s text:c="3"/><text:span text:style-name="T35">end</text:span></text:p>
      <text:p text:style-name="P29"><text:s text:c="3"/><text:span text:style-name="T35">return</text:span><text:span text:style-name="T1"> </text:span><text:span text:style-name="T41">string</text:span></text:p>
      <text:p text:style-name="P30">end</text:p>
      <text:p text:style-name="P32"/>
      <text:p text:style-name="P31">-- Split text into a list consisting of the strings in text,</text:p>
      <text:p text:style-name="P31">-- separated by strings matching delimiter (which may be a pattern). </text:p>
      <text:p text:style-name="P31">-- example: strsplit(",%s*", "Anna, Bob, Charlie,Dolores")</text:p>
      <text:p text:style-name="P28"><text:span text:style-name="T33">function</text:span> strsplit(delimiter, text)</text:p>
      <text:p text:style-name="P29"><text:s text:c="3"/><text:span text:style-name="T35">local</text:span><text:span text:style-name="T1"> list = {}</text:span></text:p>
      <text:p text:style-name="P29"><text:s text:c="3"/><text:span text:style-name="T35">local</text:span><text:span text:style-name="T1"> pos = 1</text:span></text:p>
      <text:p text:style-name="P29"><text:s text:c="3"/><text:span text:style-name="T35">if</text:span><text:span text:style-name="T1"> strfind(</text:span><text:span text:style-name="T45">""</text:span><text:span text:style-name="T1">, delimiter, 1) </text:span><text:span text:style-name="T35">then</text:span><text:span text:style-name="T1"> </text:span><text:span text:style-name="T49">-- this would result in endless loops</text:span></text:p>
      <text:p text:style-name="P29"><text:s text:c="6"/><text:span text:style-name="T41">error</text:span><text:span text:style-name="T1">(</text:span><text:span text:style-name="T45">"delimiter matches empty string!"</text:span><text:span text:style-name="T1">)</text:span></text:p>
      <text:p text:style-name="P29"><text:s text:c="3"/><text:span text:style-name="T35">end</text:span></text:p>
      <text:p text:style-name="P29"><text:s text:c="3"/><text:span text:style-name="T35">while</text:span><text:span text:style-name="T1"> 1 </text:span><text:span text:style-name="T35">do</text:span></text:p>
      <text:p text:style-name="P29"><text:s text:c="6"/><text:span text:style-name="T35">local</text:span><text:span text:style-name="T1"> first, last = strfind(text, delimiter, pos)</text:span></text:p>
      <text:p text:style-name="P29"><text:s text:c="6"/><text:span text:style-name="T35">if</text:span><text:span text:style-name="T1"> first </text:span><text:span text:style-name="T35">then</text:span><text:span text:style-name="T1"> </text:span><text:span text:style-name="T49">-- found?</text:span></text:p>
      <text:p text:style-name="P29"><text:soft-page-break/><text:s text:c="9"/><text:span text:style-name="T1">tinsert(list, strsub(text, pos, first-1))</text:span></text:p>
      <text:p text:style-name="P29"><text:s text:c="9"/><text:span text:style-name="T1">pos = last+1</text:span></text:p>
      <text:p text:style-name="P29"><text:s text:c="6"/><text:span text:style-name="T35">else</text:span></text:p>
      <text:p text:style-name="P29"><text:s text:c="9"/><text:span text:style-name="T1">tinsert(list, strsub(text, pos))</text:span></text:p>
      <text:p text:style-name="P29"><text:s text:c="9"/><text:span text:style-name="T35">break</text:span></text:p>
      <text:p text:style-name="P29"><text:s text:c="6"/><text:span text:style-name="T35">end</text:span></text:p>
      <text:p text:style-name="P29"><text:s text:c="3"/><text:span text:style-name="T35">end</text:span></text:p>
      <text:p text:style-name="P29"><text:s text:c="3"/><text:span text:style-name="T35">return</text:span><text:span text:style-name="T1"> list</text:span></text:p>
      <text:p text:style-name="P27">end</text:p>
      <text:p text:style-name="P4"><text:span text:style-name="T19">(</text:span><text:a xlink:type="simple" xlink:href="http://lua-users.org/wiki/PeterPrade" text:style-name="Internet_20_link" text:visited-style-name="Visited_20_Internet_20_Link"><text:span text:style-name="T10">PeterPrade</text:span></text:a><text:span text:style-name="T19">)</text:span></text:p>
      <text:p text:style-name="P18"/>
      <text:h text:style-name="P34" text:outline-level="3">Function: Perl-like split/join, alternative</text:h>
      <text:p text:style-name="P7">Here's my own split function, for comparison. It's largely the same as the above; not quite as DRY but (IMO) slightly cleaner. It doesn't use gfind (as suggested below) because I wanted to be able to specify a pattern for the split string, not a pattern for the data sections. If speed is paramount, it might be made faster by caching string.find as a local 'strfind' variable, as the above does.</text:p>
      <text:p text:style-name="P31">--Written for 5.0; could be made slightly cleaner with 5.1</text:p>
      <text:p text:style-name="P31">--Splits a string based on a separator string or pattern;</text:p>
      <text:p text:style-name="P31">--returns an array of pieces of the string.</text:p>
      <text:p text:style-name="P31">--(May optionally supply a table as the third parameter which will be filled </text:p>
      <text:p text:style-name="P28">with the results.)</text:p>
      <text:p text:style-name="P28"><text:span text:style-name="T33">function</text:span> <text:span text:style-name="T38">string</text:span>:split( inSplitPattern, outResults )</text:p>
      <text:p text:style-name="P29"><text:s text:c="3"/><text:span text:style-name="T35">if</text:span><text:span text:style-name="T1"> </text:span><text:span text:style-name="T35">not</text:span><text:span text:style-name="T1"> outResults </text:span><text:span text:style-name="T35">then</text:span></text:p>
      <text:p text:style-name="P29"><text:s text:c="6"/><text:span text:style-name="T1">outResults = { }</text:span></text:p>
      <text:p text:style-name="P29"><text:s text:c="3"/><text:span text:style-name="T35">end</text:span></text:p>
      <text:p text:style-name="P29"><text:s text:c="3"/><text:span text:style-name="T35">local</text:span><text:span text:style-name="T1"> theStart = 1</text:span></text:p>
      <text:p text:style-name="P29"><text:s text:c="3"/><text:span text:style-name="T35">local</text:span><text:span text:style-name="T1"> theSplitStart, theSplitEnd = </text:span><text:span text:style-name="T41">string.find</text:span><text:span text:style-name="T1">( self, inSplitPattern, </text:span></text:p>
      <text:p text:style-name="P28">theStart )</text:p>
      <text:p text:style-name="P29"><text:s text:c="3"/><text:span text:style-name="T35">while</text:span><text:span text:style-name="T1"> theSplitStart </text:span><text:span text:style-name="T35">do</text:span></text:p>
      <text:p text:style-name="P29"><text:s text:c="6"/><text:span text:style-name="T41">table.insert</text:span><text:span text:style-name="T1">( outResults, </text:span><text:span text:style-name="T41">string.sub</text:span><text:span text:style-name="T1">( self, theStart, theSplitStart-1 ) )</text:span></text:p>
      <text:p text:style-name="P29"><text:s text:c="6"/><text:span text:style-name="T1">theStart = theSplitEnd + 1</text:span></text:p>
      <text:p text:style-name="P29"><text:s text:c="6"/><text:span text:style-name="T1">theSplitStart, theSplitEnd = </text:span><text:span text:style-name="T41">string.find</text:span><text:span text:style-name="T1">( self, inSplitPattern, theStart )</text:span></text:p>
      <text:p text:style-name="P29"><text:s text:c="3"/><text:span text:style-name="T35">end</text:span></text:p>
      <text:p text:style-name="P29"><text:s text:c="3"/><text:span text:style-name="T41">table.insert</text:span><text:span text:style-name="T1">( outResults, </text:span><text:span text:style-name="T41">string.sub</text:span><text:span text:style-name="T1">( self, theStart ) )</text:span></text:p>
      <text:p text:style-name="P29"><text:s text:c="3"/><text:span text:style-name="T35">return</text:span><text:span text:style-name="T1"> outResults</text:span></text:p>
      <text:p text:style-name="P27">end</text:p>
      <text:p text:style-name="P4"><text:span text:style-name="T19">(</text:span><text:a xlink:type="simple" xlink:href="http://lua-users.org/wiki/GavinKistner" text:style-name="Internet_20_link" text:visited-style-name="Visited_20_Internet_20_Link"><text:span text:style-name="T10">GavinKistner</text:span></text:a><text:span text:style-name="T19">)</text:span></text:p>
      <text:p text:style-name="P18"/>
      <text:h text:style-name="P34" text:outline-level="3">Function: PHP-like explode</text:h>
      <text:p text:style-name="P7">Explode string into table with seperator (moved from TableUtils):</text:p>
      <text:p text:style-name="P31">-- explode(seperator, string)</text:p>
      <text:p text:style-name="P28"><text:span text:style-name="T33">function</text:span> explode(d,p)</text:p>
      <text:p text:style-name="P29"><text:s text:c="3"/><text:span text:style-name="T35">local</text:span><text:span text:style-name="T1"> t, ll</text:span></text:p>
      <text:p text:style-name="P29"><text:s text:c="3"/><text:span text:style-name="T1">t={}</text:span></text:p>
      <text:p text:style-name="P29"><text:s text:c="3"/><text:span text:style-name="T1">ll=0</text:span></text:p>
      <text:p text:style-name="P29"><text:s text:c="3"/><text:span text:style-name="T35">if</text:span><text:span text:style-name="T1">(#p == 1) </text:span><text:span text:style-name="T35">then</text:span></text:p>
      <text:p text:style-name="P29"><text:s text:c="6"/><text:span text:style-name="T35">return</text:span><text:span text:style-name="T1"> {p}</text:span></text:p>
      <text:p text:style-name="P29"><text:s text:c="3"/><text:span text:style-name="T35">end</text:span></text:p>
      <text:p text:style-name="P29"><text:s text:c="3"/><text:span text:style-name="T35">while</text:span><text:span text:style-name="T1"> </text:span><text:span text:style-name="T35">true</text:span><text:span text:style-name="T1"> </text:span><text:span text:style-name="T35">do</text:span></text:p>
      <text:p text:style-name="P29"><text:s text:c="6"/><text:span text:style-name="T1">l = </text:span><text:span text:style-name="T41">string.find</text:span><text:span text:style-name="T1">(p, d, ll, </text:span><text:span text:style-name="T35">true</text:span><text:span text:style-name="T1">) </text:span><text:span text:style-name="T49">-- find the next d in the string</text:span></text:p>
      <text:p text:style-name="P29"><text:s text:c="6"/><text:span text:style-name="T35">if</text:span><text:span text:style-name="T1"> l ~= </text:span><text:span text:style-name="T35">nil</text:span><text:span text:style-name="T1"> </text:span><text:span text:style-name="T35">then</text:span><text:span text:style-name="T1"> </text:span><text:span text:style-name="T49">-- if "not not" found then..</text:span></text:p>
      <text:p text:style-name="P29"><text:s text:c="9"/><text:span text:style-name="T41">table.insert</text:span><text:span text:style-name="T1">(t, </text:span><text:span text:style-name="T41">string.sub</text:span><text:span text:style-name="T1">(p,ll,l-1)) </text:span><text:span text:style-name="T49">-- Save it in our array.</text:span></text:p>
      <text:p text:style-name="P29"><text:s text:c="9"/><text:span text:style-name="T1">ll = l + 1 </text:span><text:span text:style-name="T49">-- save just after where we found it for searching next time.</text:span></text:p>
      <text:p text:style-name="P29"><text:s text:c="6"/><text:span text:style-name="T35">else</text:span></text:p>
      <text:p text:style-name="P29"><text:s text:c="9"/><text:span text:style-name="T41">table.insert</text:span><text:span text:style-name="T1">(t, </text:span><text:span text:style-name="T41">string.sub</text:span><text:span text:style-name="T1">(p,ll)) </text:span><text:span text:style-name="T49">-- Save what's left in our array.</text:span></text:p>
      <text:p text:style-name="P29"><text:s text:c="9"/><text:span text:style-name="T35">break</text:span><text:span text:style-name="T1"> </text:span><text:span text:style-name="T49">-- Break at end, as it should be, according to the lua manual.</text:span></text:p>
      <text:p text:style-name="P29"><text:s text:c="6"/><text:span text:style-name="T35">end</text:span></text:p>
      <text:p text:style-name="P29"><text:s text:c="3"/><text:span text:style-name="T35">end</text:span></text:p>
      <text:p text:style-name="P29"><text:soft-page-break/><text:s text:c="3"/><text:span text:style-name="T35">return</text:span><text:span text:style-name="T1"> t</text:span></text:p>
      <text:p text:style-name="P27">end</text:p>
      <text:p text:style-name="P7">Here's my version of PHP style explode, supporting limit</text:p>
      <text:p text:style-name="P28"><text:span text:style-name="T33">function</text:span> explode(sep, str, limit)</text:p>
      <text:p text:style-name="P29"><text:s text:c="3"/><text:span text:style-name="T35">if</text:span><text:span text:style-name="T1"> </text:span><text:span text:style-name="T35">not</text:span><text:span text:style-name="T1"> sep </text:span><text:span text:style-name="T35">or</text:span><text:span text:style-name="T1"> sep == </text:span><text:span text:style-name="T45">""</text:span><text:span text:style-name="T1"> </text:span><text:span text:style-name="T35">then</text:span></text:p>
      <text:p text:style-name="P29"><text:s text:c="6"/><text:span text:style-name="T35">return</text:span><text:span text:style-name="T1"> </text:span><text:span text:style-name="T35">false</text:span></text:p>
      <text:p text:style-name="P29"><text:s text:c="3"/><text:span text:style-name="T35">end</text:span></text:p>
      <text:p text:style-name="P29"><text:s text:c="3"/><text:span text:style-name="T35">if</text:span><text:span text:style-name="T1"> </text:span><text:span text:style-name="T35">not</text:span><text:span text:style-name="T1"> str </text:span><text:span text:style-name="T35">then</text:span></text:p>
      <text:p text:style-name="P29"><text:s text:c="6"/><text:span text:style-name="T35">return</text:span><text:span text:style-name="T1"> </text:span><text:span text:style-name="T35">false</text:span></text:p>
      <text:p text:style-name="P29"><text:s text:c="3"/><text:span text:style-name="T35">end</text:span></text:p>
      <text:p text:style-name="P29"><text:s text:c="3"/><text:span text:style-name="T1">limit = limit </text:span><text:span text:style-name="T35">or</text:span><text:span text:style-name="T1"> mhuge</text:span></text:p>
      <text:p text:style-name="P29"><text:s text:c="3"/><text:span text:style-name="T35">if</text:span><text:span text:style-name="T1"> limit == 0 </text:span><text:span text:style-name="T35">or</text:span><text:span text:style-name="T1"> limit == 1 </text:span><text:span text:style-name="T35">then</text:span></text:p>
      <text:p text:style-name="P29"><text:s text:c="6"/><text:span text:style-name="T35">return</text:span><text:span text:style-name="T1"> {str}, 1</text:span></text:p>
      <text:p text:style-name="P29"><text:s text:c="3"/><text:span text:style-name="T35">end</text:span></text:p>
      <text:p text:style-name="P32"/>
      <text:p text:style-name="P29"><text:s text:c="3"/><text:span text:style-name="T35">local</text:span><text:span text:style-name="T1"> r = {}</text:span></text:p>
      <text:p text:style-name="P29"><text:s text:c="3"/><text:span text:style-name="T35">local</text:span><text:span text:style-name="T1"> n, init = 0, 1</text:span></text:p>
      <text:p text:style-name="P32"/>
      <text:p text:style-name="P29"><text:s text:c="3"/><text:span text:style-name="T35">while</text:span><text:span text:style-name="T1"> </text:span><text:span text:style-name="T35">true</text:span><text:span text:style-name="T1"> </text:span><text:span text:style-name="T35">do</text:span></text:p>
      <text:p text:style-name="P29"><text:s text:c="6"/><text:span text:style-name="T35">local</text:span><text:span text:style-name="T1"> s,e = strfind(str, sep, init, </text:span><text:span text:style-name="T35">true</text:span><text:span text:style-name="T1">)</text:span></text:p>
      <text:p text:style-name="P29"><text:s text:c="6"/><text:span text:style-name="T35">if</text:span><text:span text:style-name="T1"> </text:span><text:span text:style-name="T35">not</text:span><text:span text:style-name="T1"> s </text:span><text:span text:style-name="T35">then</text:span></text:p>
      <text:p text:style-name="P29"><text:s text:c="9"/><text:span text:style-name="T35">break</text:span></text:p>
      <text:p text:style-name="P29"><text:s text:c="6"/><text:span text:style-name="T35">end</text:span></text:p>
      <text:p text:style-name="P29"><text:s text:c="6"/><text:span text:style-name="T1">r[#r+1] = strsub(str, init, s - 1)</text:span></text:p>
      <text:p text:style-name="P29"><text:s text:c="6"/><text:span text:style-name="T1">init = e + 1</text:span></text:p>
      <text:p text:style-name="P29"><text:s text:c="6"/><text:span text:style-name="T1">n = n + 1</text:span></text:p>
      <text:p text:style-name="P29"><text:s text:c="6"/><text:span text:style-name="T35">if</text:span><text:span text:style-name="T1"> n == limit - 1 </text:span><text:span text:style-name="T35">then</text:span></text:p>
      <text:p text:style-name="P29"><text:s text:c="9"/><text:span text:style-name="T35">break</text:span></text:p>
      <text:p text:style-name="P29"><text:s text:c="6"/><text:span text:style-name="T35">end</text:span></text:p>
      <text:p text:style-name="P29"><text:s text:c="3"/><text:span text:style-name="T35">end</text:span></text:p>
      <text:p text:style-name="P32"/>
      <text:p text:style-name="P29"><text:s text:c="3"/><text:span text:style-name="T35">if</text:span><text:span text:style-name="T1"> init &lt;= strlen(str) </text:span><text:span text:style-name="T35">then</text:span></text:p>
      <text:p text:style-name="P29"><text:s text:c="6"/><text:span text:style-name="T1">r[#r+1] = strsub(str, init)</text:span></text:p>
      <text:p text:style-name="P29"><text:s text:c="3"/><text:span text:style-name="T35">else</text:span></text:p>
      <text:p text:style-name="P29"><text:s text:c="6"/><text:span text:style-name="T1">r[#r+1] = </text:span><text:span text:style-name="T45">""</text:span></text:p>
      <text:p text:style-name="P29"><text:s text:c="3"/><text:span text:style-name="T35">end</text:span></text:p>
      <text:p text:style-name="P29"><text:s text:c="3"/><text:span text:style-name="T1">n = n + 1</text:span></text:p>
      <text:p text:style-name="P32"/>
      <text:p text:style-name="P29"><text:s text:c="3"/><text:span text:style-name="T35">if</text:span><text:span text:style-name="T1"> limit &lt; 0 </text:span><text:span text:style-name="T35">then</text:span></text:p>
      <text:p text:style-name="P29"><text:s text:c="6"/><text:span text:style-name="T35">for</text:span><text:span text:style-name="T1"> i=n, n + limit + 1, -1 </text:span><text:span text:style-name="T35">do</text:span><text:span text:style-name="T1"> r[i] = </text:span><text:span text:style-name="T35">nil</text:span><text:span text:style-name="T1"> </text:span><text:span text:style-name="T35">end</text:span></text:p>
      <text:p text:style-name="P29"><text:s text:c="6"/><text:span text:style-name="T1">n = n + limit</text:span></text:p>
      <text:p text:style-name="P29"><text:s text:c="3"/><text:span text:style-name="T35">end</text:span></text:p>
      <text:p text:style-name="P32"/>
      <text:p text:style-name="P29"><text:s text:c="3"/><text:span text:style-name="T35">return</text:span><text:span text:style-name="T1"> r, n</text:span></text:p>
      <text:p text:style-name="P27">end</text:p>
      <text:p text:style-name="P7">(Lance Li)</text:p>
      <text:p text:style-name="P18"/>
      <text:h text:style-name="P34" text:outline-level="3">Function: Using metatable and __index</text:h>
      <text:p text:style-name="P7">This function uses a metatable's __index function to populate the table of split parts. This function does not try to (correctly) invert the pattern, and so really doesn't work as most string split functions do.</text:p>
      <text:p text:style-name="P31">--[[ written for Lua 5.1</text:p>
      <text:p text:style-name="P31">split a string by a pattern, take care to create the "inverse" pattern </text:p>
      <text:p text:style-name="P31">yourself. default pattern splits by white space.</text:p>
      <text:p text:style-name="P31">]]</text:p>
      <text:p text:style-name="P28"><text:span text:style-name="T38">string.split</text:span> = <text:span text:style-name="T33">function</text:span>(str, pattern)</text:p>
      <text:p text:style-name="P29"><text:s text:c="3"/><text:span text:style-name="T1">pattern = pattern </text:span><text:span text:style-name="T35">or</text:span><text:span text:style-name="T1"> </text:span><text:span text:style-name="T45">"[^%s]+"</text:span></text:p>
      <text:p text:style-name="P29"><text:s text:c="3"/><text:span text:style-name="T35">if</text:span><text:span text:style-name="T1"> pattern:len() == 0 </text:span><text:span text:style-name="T35">then</text:span></text:p>
      <text:p text:style-name="P29"><text:s text:c="6"/><text:span text:style-name="T1">pattern = </text:span><text:span text:style-name="T45">"[^%s]+"</text:span></text:p>
      <text:p text:style-name="P29"><text:s text:c="3"/><text:span text:style-name="T35">end</text:span></text:p>
      <text:p text:style-name="P29"><text:s text:c="3"/><text:span text:style-name="T35">local</text:span><text:span text:style-name="T1"> parts = {__index = </text:span><text:span text:style-name="T41">table.insert</text:span><text:span text:style-name="T1">}</text:span></text:p>
      <text:p text:style-name="P29"><text:s text:c="3"/><text:span text:style-name="T41">setmetatable</text:span><text:span text:style-name="T1">(parts, parts)</text:span></text:p>
      <text:p text:style-name="P29"><text:s text:c="3"/><text:span text:style-name="T1">str:gsub(pattern, parts)</text:span></text:p>
      <text:p text:style-name="P29"><text:soft-page-break/><text:s text:c="3"/><text:span text:style-name="T41">setmetatable</text:span><text:span text:style-name="T1">(parts, </text:span><text:span text:style-name="T35">nil</text:span><text:span text:style-name="T1">)</text:span></text:p>
      <text:p text:style-name="P29"><text:s text:c="3"/><text:span text:style-name="T1">parts.__index = </text:span><text:span text:style-name="T35">nil</text:span></text:p>
      <text:p text:style-name="P29"><text:s text:c="3"/><text:span text:style-name="T35">return</text:span><text:span text:style-name="T1"> parts</text:span></text:p>
      <text:p text:style-name="P30">end</text:p>
      <text:p text:style-name="P31">-- example 1</text:p>
      <text:p text:style-name="P28">str = <text:span text:style-name="T42">"no separators in this string"</text:span></text:p>
      <text:p text:style-name="P28">parts = str:split( <text:span text:style-name="T42">"[^,]+"</text:span> )</text:p>
      <text:p text:style-name="P28"><text:span text:style-name="T38">print</text:span>( # parts )</text:p>
      <text:p text:style-name="P28"><text:span text:style-name="T38">table.foreach</text:span>(parts, <text:span text:style-name="T38">print</text:span>)</text:p>
      <text:p text:style-name="P31">--[[ output:</text:p>
      <text:p text:style-name="P31">1</text:p>
      <text:p text:style-name="P31">1 <text:s text:c="6"/>no separators in this string</text:p>
      <text:p text:style-name="P31">]]</text:p>
      <text:p text:style-name="P32"/>
      <text:p text:style-name="P31">-- example 2</text:p>
      <text:p text:style-name="P28">str = <text:span text:style-name="T42">" <text:s text:c="2"/>split, comma, separated <text:s/>, , string <text:s text:c="2"/>"</text:span></text:p>
      <text:p text:style-name="P28">parts = str:split( <text:span text:style-name="T42">"[^,%s]+"</text:span> )</text:p>
      <text:p text:style-name="P28"><text:span text:style-name="T38">print</text:span>( # parts )</text:p>
      <text:p text:style-name="P28"><text:span text:style-name="T38">table.foreach</text:span>(parts, <text:span text:style-name="T38">print</text:span>)</text:p>
      <text:p text:style-name="P31">--[[ output:</text:p>
      <text:p text:style-name="P31">4</text:p>
      <text:p text:style-name="P31">1 <text:s text:c="6"/>split</text:p>
      <text:p text:style-name="P31">2 <text:s text:c="6"/>comma</text:p>
      <text:p text:style-name="P31">3 <text:s text:c="6"/>separated</text:p>
      <text:p text:style-name="P31">4 <text:s text:c="6"/>string</text:p>
      <text:p text:style-name="P26">]]</text:p>
      <text:p text:style-name="P18"/>
      <text:h text:style-name="P34" text:outline-level="3">Function: true Python semantics for split</text:h>
      <text:p text:style-name="P7">This is the Python behavior:</text:p>
      <text:p text:style-name="P22">Python 2.5.1 (r251:54863, Jun 15 2008, 18:24:51) </text:p>
      <text:p text:style-name="P22">[GCC 4.3.0 20080428 (Red Hat 4.3.0-8)] on linux2</text:p>
      <text:p text:style-name="P22">&gt;&gt;&gt; 'x!yy!zzz!@'.split('!')</text:p>
      <text:p text:style-name="P22">['x', 'yy', 'zzz', '@']</text:p>
      <text:p text:style-name="P22">&gt;&gt;&gt; 'x!yy!zzz!@'.split('!', 3)</text:p>
      <text:p text:style-name="P22">['x', 'yy', 'zzz', '@']</text:p>
      <text:p text:style-name="P22">&gt;&gt;&gt; 'x!yy!zzz!@'.split('!', 2)</text:p>
      <text:p text:style-name="P22">['x', 'yy', 'zzz!@']</text:p>
      <text:p text:style-name="P22">&gt;&gt;&gt; 'x!yy!zzz!@'.split('!', 1)</text:p>
      <text:p text:style-name="P23">['x', 'yy!zzz!@']</text:p>
      <text:p text:style-name="P7">And IMHO this Lua function implements this semantics:</text:p>
      <text:p text:style-name="P28"><text:span text:style-name="T33">function</text:span> <text:span text:style-name="T38">string</text:span>:split(sSeparator, nMax, bRegexp)</text:p>
      <text:p text:style-name="P29"><text:s text:c="3"/><text:span text:style-name="T41">assert</text:span><text:span text:style-name="T1">(sSeparator ~= </text:span><text:span text:style-name="T45">''</text:span><text:span text:style-name="T1">)</text:span></text:p>
      <text:p text:style-name="P29"><text:s text:c="3"/><text:span text:style-name="T41">assert</text:span><text:span text:style-name="T1">(nMax == </text:span><text:span text:style-name="T35">nil</text:span><text:span text:style-name="T1"> </text:span><text:span text:style-name="T35">or</text:span><text:span text:style-name="T1"> nMax &gt;= 1)</text:span></text:p>
      <text:p text:style-name="P32"/>
      <text:p text:style-name="P29"><text:s text:c="3"/><text:span text:style-name="T35">local</text:span><text:span text:style-name="T1"> aRecord = {}</text:span></text:p>
      <text:p text:style-name="P32"/>
      <text:p text:style-name="P29"><text:s text:c="3"/><text:span text:style-name="T35">if</text:span><text:span text:style-name="T1"> self:len() &gt; 0 </text:span><text:span text:style-name="T35">then</text:span></text:p>
      <text:p text:style-name="P29"><text:s text:c="6"/><text:span text:style-name="T35">local</text:span><text:span text:style-name="T1"> bPlain = </text:span><text:span text:style-name="T35">not</text:span><text:span text:style-name="T1"> bRegexp</text:span></text:p>
      <text:p text:style-name="P29"><text:s text:c="6"/><text:span text:style-name="T1">nMax = nMax </text:span><text:span text:style-name="T35">or</text:span><text:span text:style-name="T1"> -1</text:span></text:p>
      <text:p text:style-name="P32"/>
      <text:p text:style-name="P29"><text:s text:c="6"/><text:span text:style-name="T35">local</text:span><text:span text:style-name="T1"> nField, nStart = 1, 1</text:span></text:p>
      <text:p text:style-name="P29"><text:s text:c="6"/><text:span text:style-name="T35">local</text:span><text:span text:style-name="T1"> nFirst,nLast = self:find(sSeparator, nStart, bPlain)</text:span></text:p>
      <text:p text:style-name="P29"><text:s text:c="6"/><text:span text:style-name="T35">while</text:span><text:span text:style-name="T1"> nFirst </text:span><text:span text:style-name="T35">and</text:span><text:span text:style-name="T1"> nMax ~= 0 </text:span><text:span text:style-name="T35">do</text:span></text:p>
      <text:p text:style-name="P29"><text:s text:c="9"/><text:span text:style-name="T1">aRecord[nField] = self:sub(nStart, nFirst-1)</text:span></text:p>
      <text:p text:style-name="P29"><text:s text:c="9"/><text:span text:style-name="T1">nField = nField+1</text:span></text:p>
      <text:p text:style-name="P29"><text:s text:c="9"/><text:span text:style-name="T1">nStart = nLast+1</text:span></text:p>
      <text:p text:style-name="P29"><text:s text:c="9"/><text:span text:style-name="T1">nFirst,nLast = self:find(sSeparator, nStart, bPlain)</text:span></text:p>
      <text:p text:style-name="P29"><text:s text:c="9"/><text:span text:style-name="T1">nMax = nMax-1</text:span></text:p>
      <text:p text:style-name="P29"><text:s text:c="6"/><text:span text:style-name="T35">end</text:span></text:p>
      <text:p text:style-name="P29"><text:s text:c="6"/><text:span text:style-name="T1">aRecord[nField] = self:sub(nStart)</text:span></text:p>
      <text:p text:style-name="P29"><text:s text:c="3"/><text:span text:style-name="T35">end</text:span></text:p>
      <text:p text:style-name="P32"/>
      <text:p text:style-name="P29"><text:s text:c="3"/><text:span text:style-name="T35">return</text:span><text:span text:style-name="T1"> aRecord</text:span></text:p>
      <text:p text:style-name="P27"><text:soft-page-break/>end</text:p>
      <text:p text:style-name="P7">Observe the possibility to use simple strings or regular expressions as delimiters.</text:p>
      <text:p text:style-name="P4"><text:span text:style-name="Strong_20_Emphasis"><text:span text:style-name="T19">Test Cases:</text:span></text:span></text:p>
      <text:p text:style-name="P28">Lua 5.1.4 <text:s/>Copyright (C) 1994-2008 Lua.org, PUC-Rio</text:p>
      <text:p text:style-name="P28">...</text:p>
      <text:p text:style-name="P28">&gt; <text:span text:style-name="T33">for</text:span> k,v <text:span text:style-name="T33">in</text:span> <text:span text:style-name="T38">next</text:span>, <text:span text:style-name="T38">string.split</text:span>(<text:span text:style-name="T42">'x!yy!zzz!@'</text:span>, <text:span text:style-name="T42">'!'</text:span>) <text:span text:style-name="T33">do</text:span> <text:span text:style-name="T38">print</text:span>(v) <text:span text:style-name="T33">end</text:span></text:p>
      <text:p text:style-name="P28">x</text:p>
      <text:p text:style-name="P28">yy</text:p>
      <text:p text:style-name="P28">zzz</text:p>
      <text:p text:style-name="P28">@</text:p>
      <text:p text:style-name="P28">&gt; <text:span text:style-name="T33">for</text:span> k,v <text:span text:style-name="T33">in</text:span> <text:span text:style-name="T38">next</text:span>, <text:span text:style-name="T38">string.split</text:span>(<text:span text:style-name="T42">'x!yy!zzz!@'</text:span>, <text:span text:style-name="T42">'!'</text:span>, 3) <text:span text:style-name="T33">do</text:span> <text:span text:style-name="T38">print</text:span>(v) <text:span text:style-name="T33">end</text:span></text:p>
      <text:p text:style-name="P28">x</text:p>
      <text:p text:style-name="P28">yy</text:p>
      <text:p text:style-name="P28">zzz</text:p>
      <text:p text:style-name="P28">@</text:p>
      <text:p text:style-name="P28">&gt; <text:span text:style-name="T33">for</text:span> k,v <text:span text:style-name="T33">in</text:span> <text:span text:style-name="T38">next</text:span>, <text:span text:style-name="T38">string.split</text:span>(<text:span text:style-name="T42">'x!yy!zzz!@'</text:span>, <text:span text:style-name="T42">'!'</text:span>, 2) <text:span text:style-name="T33">do</text:span> <text:span text:style-name="T38">print</text:span>(v) <text:span text:style-name="T33">end</text:span></text:p>
      <text:p text:style-name="P28">x</text:p>
      <text:p text:style-name="P28">yy</text:p>
      <text:p text:style-name="P28">zzz!@</text:p>
      <text:p text:style-name="P28">&gt; <text:span text:style-name="T33">for</text:span> k,v <text:span text:style-name="T33">in</text:span> <text:span text:style-name="T38">next</text:span>, <text:span text:style-name="T38">string.split</text:span>(<text:span text:style-name="T42">'x!yy!zzz!@'</text:span>, <text:span text:style-name="T42">'!'</text:span>, 1) <text:span text:style-name="T33">do</text:span> <text:span text:style-name="T38">print</text:span>(v) <text:span text:style-name="T33">end</text:span></text:p>
      <text:p text:style-name="P28">x</text:p>
      <text:p text:style-name="P24">yy!zzz!@</text:p>
      <text:p text:style-name="P4"><text:span text:style-name="T19">(</text:span><text:a xlink:type="simple" xlink:href="http://lua-users.org/wiki/JoanOrdinas" text:style-name="Internet_20_link" text:visited-style-name="Visited_20_Internet_20_Link"><text:span text:style-name="T10">JoanOrdinas</text:span></text:a><text:span text:style-name="T19">)</text:span></text:p>
      <text:p text:style-name="P18"/>
      <text:h text:style-name="P34" text:outline-level="3">Using Coroutines</text:h>
      <text:p text:style-name="P7">If we define split simply as "return all 0-n character occurences followed by a separator, plus what's left of the string", which I think results in the most intuitive splitting logic, then we get a simple implementation using just gmatch which covers all cases and still allows the separator to be a pattern:</text:p>
      <text:p text:style-name="P28"><text:span text:style-name="T33">function</text:span> gsplit(s,sep)</text:p>
      <text:p text:style-name="P29"><text:s text:c="3"/><text:span text:style-name="T35">return</text:span><text:span text:style-name="T1"> </text:span><text:span text:style-name="T41">coroutine.wrap</text:span><text:span text:style-name="T1">(</text:span><text:span text:style-name="T35">function</text:span><text:span text:style-name="T1">()</text:span></text:p>
      <text:p text:style-name="P29"><text:s text:c="6"/><text:span text:style-name="T35">if</text:span><text:span text:style-name="T1"> s == </text:span><text:span text:style-name="T45">''</text:span><text:span text:style-name="T1"> </text:span><text:span text:style-name="T35">or</text:span><text:span text:style-name="T1"> sep == </text:span><text:span text:style-name="T45">''</text:span><text:span text:style-name="T1"> </text:span><text:span text:style-name="T35">then</text:span></text:p>
      <text:p text:style-name="P29"><text:s text:c="9"/><text:span text:style-name="T41">coroutine.yield</text:span><text:span text:style-name="T1">(s)</text:span></text:p>
      <text:p text:style-name="P29"><text:s text:c="9"/><text:span text:style-name="T35">return</text:span></text:p>
      <text:p text:style-name="P29"><text:s text:c="6"/><text:span text:style-name="T35">end</text:span></text:p>
      <text:p text:style-name="P29"><text:s text:c="6"/><text:span text:style-name="T35">local</text:span><text:span text:style-name="T1"> lasti = 1</text:span></text:p>
      <text:p text:style-name="P29"><text:s text:c="6"/><text:span text:style-name="T35">for</text:span><text:span text:style-name="T1"> v,i </text:span><text:span text:style-name="T35">in</text:span><text:span text:style-name="T1"> s:gmatch(</text:span><text:span text:style-name="T45">'(.-)'</text:span><text:span text:style-name="T1">..sep..</text:span><text:span text:style-name="T45">'()'</text:span><text:span text:style-name="T1">) </text:span><text:span text:style-name="T35">do</text:span></text:p>
      <text:p text:style-name="P29"><text:s text:c="9"/><text:span text:style-name="T41">coroutine.yield</text:span><text:span text:style-name="T1">(v)</text:span></text:p>
      <text:p text:style-name="P29"><text:s text:c="9"/><text:span text:style-name="T1">lasti = i</text:span></text:p>
      <text:p text:style-name="P29"><text:s text:c="6"/><text:span text:style-name="T35">end</text:span></text:p>
      <text:p text:style-name="P29"><text:s text:c="6"/><text:span text:style-name="T41">coroutine.yield</text:span><text:span text:style-name="T1">(s:sub(lasti))</text:span></text:p>
      <text:p text:style-name="P29"><text:s text:c="3"/><text:span text:style-name="T35">end</text:span><text:span text:style-name="T1">)</text:span></text:p>
      <text:p text:style-name="P30">end</text:p>
      <text:p text:style-name="P32"/>
      <text:p text:style-name="P31">-- same idea without coroutines</text:p>
      <text:p text:style-name="P28"><text:span text:style-name="T33">function</text:span> gsplit2(s,sep)</text:p>
      <text:p text:style-name="P29"><text:s text:c="3"/><text:span text:style-name="T35">local</text:span><text:span text:style-name="T1"> lasti, done, g = 1, </text:span><text:span text:style-name="T35">false</text:span><text:span text:style-name="T1">, s:gmatch(</text:span><text:span text:style-name="T45">'(.-)'</text:span><text:span text:style-name="T1">..sep..</text:span><text:span text:style-name="T45">'()'</text:span><text:span text:style-name="T1">)</text:span></text:p>
      <text:p text:style-name="P29"><text:s text:c="3"/><text:span text:style-name="T35">return</text:span><text:span text:style-name="T1"> </text:span><text:span text:style-name="T35">function</text:span><text:span text:style-name="T1">()</text:span></text:p>
      <text:p text:style-name="P29"><text:s text:c="6"/><text:span text:style-name="T35">if</text:span><text:span text:style-name="T1"> done </text:span><text:span text:style-name="T35">then</text:span></text:p>
      <text:p text:style-name="P29"><text:s text:c="9"/><text:span text:style-name="T35">return</text:span></text:p>
      <text:p text:style-name="P29"><text:s text:c="6"/><text:span text:style-name="T35">end</text:span></text:p>
      <text:p text:style-name="P29"><text:s text:c="6"/><text:span text:style-name="T35">local</text:span><text:span text:style-name="T1"> v,i = g()</text:span></text:p>
      <text:p text:style-name="P29"><text:s text:c="6"/><text:span text:style-name="T35">if</text:span><text:span text:style-name="T1"> s == </text:span><text:span text:style-name="T45">''</text:span><text:span text:style-name="T1"> </text:span><text:span text:style-name="T35">or</text:span><text:span text:style-name="T1"> sep == </text:span><text:span text:style-name="T45">''</text:span><text:span text:style-name="T1"> </text:span><text:span text:style-name="T35">then</text:span></text:p>
      <text:p text:style-name="P29"><text:s text:c="9"/><text:span text:style-name="T1">done = </text:span><text:span text:style-name="T35">true</text:span></text:p>
      <text:p text:style-name="P29"><text:s text:c="9"/><text:span text:style-name="T35">return</text:span><text:span text:style-name="T1"> s</text:span></text:p>
      <text:p text:style-name="P29"><text:s text:c="6"/><text:span text:style-name="T35">end</text:span></text:p>
      <text:p text:style-name="P29"><text:s text:c="6"/><text:span text:style-name="T35">if</text:span><text:span text:style-name="T1"> v == </text:span><text:span text:style-name="T35">nil</text:span><text:span text:style-name="T1"> </text:span><text:span text:style-name="T35">then</text:span></text:p>
      <text:p text:style-name="P29"><text:s text:c="9"/><text:span text:style-name="T1">done = </text:span><text:span text:style-name="T35">true</text:span></text:p>
      <text:p text:style-name="P29"><text:s text:c="9"/><text:span text:style-name="T35">return</text:span><text:span text:style-name="T1"> s:sub(lasti)</text:span></text:p>
      <text:p text:style-name="P29"><text:s text:c="6"/><text:span text:style-name="T35">end</text:span></text:p>
      <text:p text:style-name="P29"><text:s text:c="6"/><text:span text:style-name="T1">lasti = i</text:span></text:p>
      <text:p text:style-name="P29"><text:s text:c="6"/><text:span text:style-name="T35">return</text:span><text:span text:style-name="T1"> v</text:span></text:p>
      <text:p text:style-name="P29"><text:soft-page-break/><text:s text:c="3"/><text:span text:style-name="T35">end</text:span></text:p>
      <text:p text:style-name="P30">end</text:p>
      <text:p text:style-name="P32"/>
      <text:p text:style-name="P28">The {{gsplit()}} above returns an iterator, so other API variants can be easily derived from it:</text:p>
      <text:p text:style-name="P32"/>
      <text:p text:style-name="P29"><text:s text:c="8"/><text:span text:style-name="T1">{{{!Lua</text:span></text:p>
      <text:p text:style-name="P28"><text:span text:style-name="T33">function</text:span> iunpack(i,s,v1)</text:p>
      <text:p text:style-name="P29"><text:s text:c="3"/><text:span text:style-name="T35">local</text:span><text:span text:style-name="T1"> </text:span><text:span text:style-name="T35">function</text:span><text:span text:style-name="T1"> pass(...)</text:span></text:p>
      <text:p text:style-name="P29"><text:s text:c="6"/><text:span text:style-name="T35">local</text:span><text:span text:style-name="T1"> v1 = i(s,v1)</text:span></text:p>
      <text:p text:style-name="P29"><text:s text:c="6"/><text:span text:style-name="T35">if</text:span><text:span text:style-name="T1"> v1 == </text:span><text:span text:style-name="T35">nil</text:span><text:span text:style-name="T1"> </text:span><text:span text:style-name="T35">then</text:span></text:p>
      <text:p text:style-name="P29"><text:s text:c="9"/><text:span text:style-name="T35">return</text:span><text:span text:style-name="T1"> ...</text:span></text:p>
      <text:p text:style-name="P29"><text:s text:c="6"/><text:span text:style-name="T35">end</text:span></text:p>
      <text:p text:style-name="P29"><text:s text:c="6"/><text:span text:style-name="T35">return</text:span><text:span text:style-name="T1"> v1, pass(...)</text:span></text:p>
      <text:p text:style-name="P29"><text:s text:c="3"/><text:span text:style-name="T35">end</text:span></text:p>
      <text:p text:style-name="P29"><text:s text:c="3"/><text:span text:style-name="T35">return</text:span><text:span text:style-name="T1"> pass()</text:span></text:p>
      <text:p text:style-name="P30">end</text:p>
      <text:p text:style-name="P32"/>
      <text:p text:style-name="P28"><text:span text:style-name="T33">function</text:span> split(s,sep)</text:p>
      <text:p text:style-name="P29"><text:s text:c="3"/><text:span text:style-name="T35">return</text:span><text:span text:style-name="T1"> iunpack(gsplit(s,sep))</text:span></text:p>
      <text:p text:style-name="P30">end</text:p>
      <text:p text:style-name="P32"/>
      <text:p text:style-name="P28"><text:span text:style-name="T33">function</text:span> accumulate(t,i,s,v)</text:p>
      <text:p text:style-name="P29"><text:s text:c="3"/><text:span text:style-name="T35">for</text:span><text:span text:style-name="T1"> v </text:span><text:span text:style-name="T35">in</text:span><text:span text:style-name="T1"> i,s,v </text:span><text:span text:style-name="T35">do</text:span></text:p>
      <text:p text:style-name="P29"><text:s text:c="6"/><text:span text:style-name="T1">t[#t+1] = v</text:span></text:p>
      <text:p text:style-name="P29"><text:s text:c="3"/><text:span text:style-name="T35">end</text:span></text:p>
      <text:p text:style-name="P29"><text:s text:c="3"/><text:span text:style-name="T35">return</text:span><text:span text:style-name="T1"> t</text:span></text:p>
      <text:p text:style-name="P30">end</text:p>
      <text:p text:style-name="P32"/>
      <text:p text:style-name="P28"><text:span text:style-name="T33">function</text:span> tsplit(s,sep)</text:p>
      <text:p text:style-name="P29"><text:s text:c="3"/><text:span text:style-name="T35">return</text:span><text:span text:style-name="T1"> accumulate({}, gsplit(s,sep))</text:span></text:p>
      <text:p text:style-name="P27">end</text:p>
      <text:p text:style-name="P4"><text:span text:style-name="T19">Note that the above implementation does not allow captures in the separator. To allow for that, another closure must be created to pass along the additional captured strings (see </text:span><text:a xlink:type="simple" xlink:href="http://lua-users.org/wiki/VarargTheSecondClassCitizen" text:style-name="Internet_20_link" text:visited-style-name="Visited_20_Internet_20_Link"><text:span text:style-name="T10">VarargTheSecondClassCitizen</text:span></text:a><text:span text:style-name="T19">). The semantics also get muddy (I suppose one use case would be wanting to know what the actual separator was for each string, eg. for a separator pattern like [%.,;]).</text:span></text:p>
      <text:p text:style-name="P28"><text:span text:style-name="T33">function</text:span> gsplit(s,sep)</text:p>
      <text:p text:style-name="P29"><text:s text:c="3"/><text:span text:style-name="T35">local</text:span><text:span text:style-name="T1"> i, done, g = 1, </text:span><text:span text:style-name="T35">false</text:span><text:span text:style-name="T1">, s:gmatch(</text:span><text:span text:style-name="T45">'(.-)'</text:span><text:span text:style-name="T1">..sep..</text:span><text:span text:style-name="T45">'()'</text:span><text:span text:style-name="T1">)</text:span></text:p>
      <text:p text:style-name="P29"><text:s text:c="3"/><text:span text:style-name="T35">local</text:span><text:span text:style-name="T1"> </text:span><text:span text:style-name="T35">function</text:span><text:span text:style-name="T1"> pass(...)</text:span></text:p>
      <text:p text:style-name="P29"><text:s text:c="6"/><text:span text:style-name="T35">if</text:span><text:span text:style-name="T1"> ... == </text:span><text:span text:style-name="T35">nil</text:span><text:span text:style-name="T1"> </text:span><text:span text:style-name="T35">then</text:span></text:p>
      <text:p text:style-name="P29"><text:s text:c="9"/><text:span text:style-name="T1">done = </text:span><text:span text:style-name="T35">true</text:span></text:p>
      <text:p text:style-name="P29"><text:s text:c="9"/><text:span text:style-name="T35">return</text:span><text:span text:style-name="T1"> s:sub(i)</text:span></text:p>
      <text:p text:style-name="P29"><text:s text:c="6"/><text:span text:style-name="T35">end</text:span></text:p>
      <text:p text:style-name="P29"><text:s text:c="6"/><text:span text:style-name="T1">i = </text:span><text:span text:style-name="T41">select</text:span><text:span text:style-name="T1">(</text:span><text:span text:style-name="T41">select</text:span><text:span text:style-name="T1">(</text:span><text:span text:style-name="T45">'#'</text:span><text:span text:style-name="T1">,...),...)</text:span></text:p>
      <text:p text:style-name="P29"><text:s text:c="6"/><text:span text:style-name="T35">return</text:span><text:span text:style-name="T1"> ...</text:span></text:p>
      <text:p text:style-name="P29"><text:s text:c="3"/><text:span text:style-name="T35">end</text:span></text:p>
      <text:p text:style-name="P29"><text:s text:c="3"/><text:span text:style-name="T35">return</text:span><text:span text:style-name="T1"> </text:span><text:span text:style-name="T35">function</text:span><text:span text:style-name="T1">()</text:span></text:p>
      <text:p text:style-name="P29"><text:s text:c="6"/><text:span text:style-name="T35">if</text:span><text:span text:style-name="T1"> done </text:span><text:span text:style-name="T35">then</text:span></text:p>
      <text:p text:style-name="P29"><text:s text:c="9"/><text:span text:style-name="T35">return</text:span></text:p>
      <text:p text:style-name="P29"><text:s text:c="6"/><text:span text:style-name="T35">end</text:span></text:p>
      <text:p text:style-name="P29"><text:s text:c="6"/><text:span text:style-name="T35">if</text:span><text:span text:style-name="T1"> s == </text:span><text:span text:style-name="T45">''</text:span><text:span text:style-name="T1"> </text:span><text:span text:style-name="T35">or</text:span><text:span text:style-name="T1"> sep == </text:span><text:span text:style-name="T45">''</text:span><text:span text:style-name="T1"> </text:span><text:span text:style-name="T35">then</text:span></text:p>
      <text:p text:style-name="P29"><text:s text:c="9"/><text:span text:style-name="T1">done = </text:span><text:span text:style-name="T35">true</text:span></text:p>
      <text:p text:style-name="P29"><text:s text:c="9"/><text:span text:style-name="T35">return</text:span><text:span text:style-name="T1"> s</text:span></text:p>
      <text:p text:style-name="P29"><text:s text:c="6"/><text:span text:style-name="T35">end</text:span></text:p>
      <text:p text:style-name="P29"><text:s text:c="6"/><text:span text:style-name="T35">return</text:span><text:span text:style-name="T1"> pass(g())</text:span></text:p>
      <text:p text:style-name="P29"><text:s text:c="3"/><text:span text:style-name="T35">end</text:span></text:p>
      <text:p text:style-name="P27">end</text:p>
      <text:p text:style-name="P7">The problem with the above implementation is that however easy to read, the (.-) pattern in Lua has awful performance, hence the following implementation based on only string.find (allows for captures in the separator and adds a third argument "plain", similar to string.find):</text:p>
      <text:p text:style-name="P28"><text:span text:style-name="T33">function</text:span> <text:span text:style-name="T38">string.gsplit</text:span>(s, sep, plain)</text:p>
      <text:p text:style-name="P29"><text:s text:c="3"/><text:span text:style-name="T35">local</text:span><text:span text:style-name="T1"> start = 1</text:span></text:p>
      <text:p text:style-name="P29"><text:s text:c="3"/><text:span text:style-name="T35">local</text:span><text:span text:style-name="T1"> done = </text:span><text:span text:style-name="T35">false</text:span></text:p>
      <text:p text:style-name="P29"><text:s text:c="3"/><text:span text:style-name="T35">local</text:span><text:span text:style-name="T1"> </text:span><text:span text:style-name="T35">function</text:span><text:span text:style-name="T1"> pass(i, j, ...)</text:span></text:p>
      <text:p text:style-name="P29"><text:s text:c="6"/><text:span text:style-name="T35">if</text:span><text:span text:style-name="T1"> i </text:span><text:span text:style-name="T35">then</text:span></text:p>
      <text:p text:style-name="P29"><text:s text:c="9"/><text:span text:style-name="T35">local</text:span><text:span text:style-name="T1"> seg = s:sub(start, i - 1)</text:span></text:p>
      <text:p text:style-name="P29"><text:soft-page-break/><text:s text:c="9"/><text:span text:style-name="T1">start = j + 1</text:span></text:p>
      <text:p text:style-name="P29"><text:s text:c="9"/><text:span text:style-name="T35">return</text:span><text:span text:style-name="T1"> seg, ...</text:span></text:p>
      <text:p text:style-name="P29"><text:s text:c="6"/><text:span text:style-name="T35">else</text:span></text:p>
      <text:p text:style-name="P29"><text:s text:c="9"/><text:span text:style-name="T1">done = </text:span><text:span text:style-name="T35">true</text:span></text:p>
      <text:p text:style-name="P29"><text:s text:c="9"/><text:span text:style-name="T35">return</text:span><text:span text:style-name="T1"> s:sub(start)</text:span></text:p>
      <text:p text:style-name="P29"><text:s text:c="6"/><text:span text:style-name="T35">end</text:span></text:p>
      <text:p text:style-name="P29"><text:s text:c="3"/><text:span text:style-name="T35">end</text:span></text:p>
      <text:p text:style-name="P29"><text:s text:c="3"/><text:span text:style-name="T35">return</text:span><text:span text:style-name="T1"> </text:span><text:span text:style-name="T35">function</text:span><text:span text:style-name="T1">()</text:span></text:p>
      <text:p text:style-name="P29"><text:s text:c="6"/><text:span text:style-name="T35">if</text:span><text:span text:style-name="T1"> done </text:span><text:span text:style-name="T35">then</text:span></text:p>
      <text:p text:style-name="P29"><text:s text:c="9"/><text:span text:style-name="T35">return</text:span></text:p>
      <text:p text:style-name="P29"><text:s text:c="7"/><text:span text:style-name="T35">end</text:span></text:p>
      <text:p text:style-name="P29"><text:s text:c="6"/><text:span text:style-name="T35">if</text:span><text:span text:style-name="T1"> sep == </text:span><text:span text:style-name="T45">''</text:span><text:span text:style-name="T1"> </text:span><text:span text:style-name="T35">then</text:span></text:p>
      <text:p text:style-name="P29"><text:s text:c="9"/><text:span text:style-name="T1">done = </text:span><text:span text:style-name="T35">true</text:span></text:p>
      <text:p text:style-name="P29"><text:s text:c="9"/><text:span text:style-name="T35">return</text:span><text:span text:style-name="T1"> s</text:span></text:p>
      <text:p text:style-name="P29"><text:s text:c="6"/><text:span text:style-name="T35">end</text:span></text:p>
      <text:p text:style-name="P29"><text:s text:c="6"/><text:span text:style-name="T35">return</text:span><text:span text:style-name="T1"> pass(s:find(sep, start, plain))</text:span></text:p>
      <text:p text:style-name="P29"><text:s text:c="3"/><text:span text:style-name="T35">end</text:span></text:p>
      <text:p text:style-name="P27">end</text:p>
      <text:p text:style-name="P7">Unit testing:</text:p>
      <text:p text:style-name="P28"><text:span text:style-name="T33">local</text:span> <text:span text:style-name="T33">function</text:span> test(s,sep,expect)</text:p>
      <text:p text:style-name="P29"><text:s text:c="3"/><text:span text:style-name="T35">local</text:span><text:span text:style-name="T1"> t={} </text:span><text:span text:style-name="T35">for</text:span><text:span text:style-name="T1"> c </text:span><text:span text:style-name="T35">in</text:span><text:span text:style-name="T1"> s:gsplit(sep) </text:span><text:span text:style-name="T35">do</text:span><text:span text:style-name="T1"> </text:span><text:span text:style-name="T41">table.insert</text:span><text:span text:style-name="T1">(t,c) </text:span><text:span text:style-name="T35">end</text:span></text:p>
      <text:p text:style-name="P29"><text:s text:c="3"/><text:span text:style-name="T41">assert</text:span><text:span text:style-name="T1">(#t == #expect)</text:span></text:p>
      <text:p text:style-name="P29"><text:s text:c="3"/><text:span text:style-name="T35">for</text:span><text:span text:style-name="T1"> i=1,#t </text:span><text:span text:style-name="T35">do</text:span><text:span text:style-name="T1"> </text:span><text:span text:style-name="T41">assert</text:span><text:span text:style-name="T1">(t[i] == expect[i]) </text:span><text:span text:style-name="T35">end</text:span></text:p>
      <text:p text:style-name="P29"><text:s text:c="3"/><text:span text:style-name="T1">test(t, expect)</text:span></text:p>
      <text:p text:style-name="P30">end</text:p>
      <text:p text:style-name="P28">test(<text:span text:style-name="T42">''</text:span>,<text:span text:style-name="T42">''</text:span>,{<text:span text:style-name="T42">''</text:span>})</text:p>
      <text:p text:style-name="P28">test(<text:span text:style-name="T42">''</text:span>,<text:span text:style-name="T42">'asdf'</text:span>,{<text:span text:style-name="T42">''</text:span>})</text:p>
      <text:p text:style-name="P28">test(<text:span text:style-name="T42">'asdf'</text:span>,<text:span text:style-name="T42">''</text:span>,{<text:span text:style-name="T42">'asdf'</text:span>})</text:p>
      <text:p text:style-name="P28">test(<text:span text:style-name="T42">''</text:span>, <text:span text:style-name="T42">','</text:span>, {<text:span text:style-name="T42">''</text:span>})</text:p>
      <text:p text:style-name="P28">test(<text:span text:style-name="T42">','</text:span>, <text:span text:style-name="T42">','</text:span>, {<text:span text:style-name="T42">''</text:span>,<text:span text:style-name="T42">''</text:span>})</text:p>
      <text:p text:style-name="P28">test(<text:span text:style-name="T42">'a'</text:span>, <text:span text:style-name="T42">','</text:span>, {<text:span text:style-name="T42">'a'</text:span>})</text:p>
      <text:p text:style-name="P28">test(<text:span text:style-name="T42">'a,b'</text:span>, <text:span text:style-name="T42">','</text:span>, {<text:span text:style-name="T42">'a'</text:span>,<text:span text:style-name="T42">'b'</text:span>})</text:p>
      <text:p text:style-name="P28">test(<text:span text:style-name="T42">'a,b,'</text:span>, <text:span text:style-name="T42">','</text:span>, {<text:span text:style-name="T42">'a'</text:span>,<text:span text:style-name="T42">'b'</text:span>,<text:span text:style-name="T42">''</text:span>})</text:p>
      <text:p text:style-name="P28">test(<text:span text:style-name="T42">',a,b'</text:span>, <text:span text:style-name="T42">','</text:span>, {<text:span text:style-name="T42">''</text:span>,<text:span text:style-name="T42">'a'</text:span>,<text:span text:style-name="T42">'b'</text:span>})</text:p>
      <text:p text:style-name="P28">test(<text:span text:style-name="T42">',a,b,'</text:span>, <text:span text:style-name="T42">','</text:span>, {<text:span text:style-name="T42">''</text:span>,<text:span text:style-name="T42">'a'</text:span>,<text:span text:style-name="T42">'b'</text:span>,<text:span text:style-name="T42">''</text:span>})</text:p>
      <text:p text:style-name="P28">test(<text:span text:style-name="T42">',a,,b,'</text:span>, <text:span text:style-name="T42">','</text:span>, {<text:span text:style-name="T42">''</text:span>,<text:span text:style-name="T42">'a'</text:span>,<text:span text:style-name="T42">''</text:span>,<text:span text:style-name="T42">'b'</text:span>,<text:span text:style-name="T42">''</text:span>})</text:p>
      <text:p text:style-name="P28">test(<text:span text:style-name="T42">'a,,b'</text:span>, <text:span text:style-name="T42">','</text:span>, {<text:span text:style-name="T42">'a'</text:span>,<text:span text:style-name="T42">''</text:span>,<text:span text:style-name="T42">'b'</text:span>})</text:p>
      <text:p text:style-name="P28">test(<text:span text:style-name="T42">'asd <text:s/>, <text:s text:c="2"/>fgh <text:s/>,; <text:s/>qwe, rty. <text:s text:c="2"/>,jkl'</text:span>, <text:span text:style-name="T42">'%s*[,.;]%s*'</text:span>, {<text:span text:style-name="T42">'asd'</text:span>,<text:span text:style-name="T42">'fgh'</text:span>,<text:span text:style-name="T42">''</text:span>,<text:span text:style-name="T42">'qwe'</text:span>,<text:span text:style-name="T42">'rty'</text:span>,<text:span text:style-name="T42">''</text:span>,<text:span text:style-name="T42">'jkl'</text:span>})</text:p>
      <text:p text:style-name="P24">test(<text:span text:style-name="T42">'Spam eggs spam spam and ham'</text:span>, <text:span text:style-name="T42">'spam'</text:span>, {<text:span text:style-name="T42">'Spam eggs '</text:span>,<text:span text:style-name="T42">' '</text:span>,<text:span text:style-name="T42">' and ham'</text:span>})</text:p>
      <text:p text:style-name="P4"><text:span text:style-name="T19">(</text:span><text:a xlink:type="simple" xlink:href="http://lua-users.org/wiki/CosminApreutesei" text:style-name="Internet_20_link" text:visited-style-name="Visited_20_Internet_20_Link"><text:span text:style-name="T10">CosminApreutesei</text:span></text:a><text:span text:style-name="T19">)</text:span></text:p>
      <text:p text:style-name="P18"/>
      <text:p text:style-name="P31">-- single char string splitter, sep *must* be a single char pattern</text:p>
      <text:p text:style-name="P31">-- *probably* escaped with % if it has any special pattern meaning, eg "%." not "."</text:p>
      <text:p text:style-name="P31">-- so good for splitting paths on "/" or "%." which is a common need</text:p>
      <text:p text:style-name="P28"><text:span text:style-name="T33">local</text:span> <text:span text:style-name="T33">function</text:span> csplit(str,sep)</text:p>
      <text:p text:style-name="P29"><text:s text:c="3"/><text:span text:style-name="T35">local</text:span><text:span text:style-name="T1"> ret={}</text:span></text:p>
      <text:p text:style-name="P29"><text:s text:c="3"/><text:span text:style-name="T35">local</text:span><text:span text:style-name="T1"> n=1</text:span></text:p>
      <text:p text:style-name="P29"><text:s text:c="3"/><text:span text:style-name="T35">for</text:span><text:span text:style-name="T1"> w </text:span><text:span text:style-name="T35">in</text:span><text:span text:style-name="T1"> str:gmatch(</text:span><text:span text:style-name="T45">"([^"</text:span><text:span text:style-name="T1">..sep..</text:span><text:span text:style-name="T45">"]*)"</text:span><text:span text:style-name="T1">) </text:span><text:span text:style-name="T35">do</text:span></text:p>
      <text:p text:style-name="P29"><text:s text:c="6"/><text:span text:style-name="T1">ret[n] = ret[n] </text:span><text:span text:style-name="T35">or</text:span><text:span text:style-name="T1"> w </text:span><text:span text:style-name="T49">-- only set once (so the blank after a string is ignored)</text:span></text:p>
      <text:p text:style-name="P29"><text:s text:c="6"/><text:span text:style-name="T35">if</text:span><text:span text:style-name="T1"> w==</text:span><text:span text:style-name="T45">""</text:span><text:span text:style-name="T1"> </text:span><text:span text:style-name="T35">then</text:span></text:p>
      <text:p text:style-name="P29"><text:s text:c="9"/><text:span text:style-name="T1">n = n + 1</text:span></text:p>
      <text:p text:style-name="P29"><text:s text:c="6"/><text:span text:style-name="T35">end</text:span><text:span text:style-name="T1"> </text:span><text:span text:style-name="T49">-- step forwards on a blank but not a string</text:span></text:p>
      <text:p text:style-name="P29"><text:s text:c="3"/><text:span text:style-name="T35">end</text:span></text:p>
      <text:p text:style-name="P29"><text:s text:c="3"/><text:span text:style-name="T35">return</text:span><text:span text:style-name="T1"> ret</text:span></text:p>
      <text:p text:style-name="P30">end</text:p>
      <text:p text:style-name="P32"/>
      <text:p text:style-name="P31">-- the following is true of any string, csplit will do the reverse of a concat</text:p>
      <text:p text:style-name="P28"><text:span text:style-name="T33">local</text:span> str=<text:span text:style-name="T42">""</text:span></text:p>
      <text:p text:style-name="P28"><text:span text:style-name="T38">print</text:span>(str , <text:span text:style-name="T38">assert</text:span>( <text:span text:style-name="T38">table.concat</text:span>( csplit(str,<text:span text:style-name="T42">"/"</text:span>) , <text:span text:style-name="T42">"/"</text:span> ) == str ) )</text:p>
      <text:p text:style-name="P32"/>
      <text:p text:style-name="P28"><text:span text:style-name="T33">local</text:span> str=<text:span text:style-name="T42">"only"</text:span></text:p>
      <text:p text:style-name="P28"><text:span text:style-name="T38">print</text:span>(str , <text:span text:style-name="T38">assert</text:span>( <text:span text:style-name="T38">table.concat</text:span>( csplit(str,<text:span text:style-name="T42">"/"</text:span>) , <text:span text:style-name="T42">"/"</text:span> ) == str ) )</text:p>
      <text:p text:style-name="P32"/>
      <text:p text:style-name="P28"><text:span text:style-name="T33">local</text:span> str=<text:span text:style-name="T42">"/test//ok/"</text:span></text:p>
      <text:p text:style-name="P28"><text:soft-page-break/><text:span text:style-name="T38">print</text:span>(str , <text:span text:style-name="T38">assert</text:span>( <text:span text:style-name="T38">table.concat</text:span>( csplit(str,<text:span text:style-name="T42">"/"</text:span>) , <text:span text:style-name="T42">"/"</text:span> ) == str ) )</text:p>
      <text:p text:style-name="P32"/>
      <text:p text:style-name="P28"><text:span text:style-name="T33">local</text:span> str=<text:span text:style-name="T42">".test..ok."</text:span></text:p>
      <text:p text:style-name="P24"><text:span text:style-name="T38">print</text:span>(str , <text:span text:style-name="T38">assert</text:span>( <text:span text:style-name="T38">table.concat</text:span>( csplit(str,<text:span text:style-name="T42">"%."</text:span>) , <text:span text:style-name="T42">"."</text:span> ) == str ) )</text:p>
      <text:p text:style-name="P18"/>
      <text:h text:style-name="P34" text:outline-level="3">Semantic changes in Lua 5.3.3</text:h>
      <text:p text:style-name="P4"><text:span text:style-name="T19">Up to Lua 5.3.2, splitting was tricky in most situations, because </text:span><text:span text:style-name="Source_20_Text"><text:span text:style-name="T19">string.gmatch</text:span></text:span><text:span text:style-name="T19"> and </text:span><text:span text:style-name="Source_20_Text"><text:span text:style-name="T19">string.gsub</text:span></text:span><text:span text:style-name="T19"> introduce spurious extra empty fields (as in Perl). From Lua 5.3.3 onwards, they no longer do that, they now behave as in Python. Therefore, the following minimalistic splitting function now is a true inverse of </text:span><text:span text:style-name="Source_20_Text"><text:span text:style-name="T19">table.concat</text:span></text:span><text:span text:style-name="T19">; previously it was not.</text:span></text:p>
      <text:p text:style-name="P31">-- splits 'str' into pieces matching 'pat', returns them as an array</text:p>
      <text:p text:style-name="P28"><text:span text:style-name="T33">local</text:span> <text:span text:style-name="T33">function</text:span> split(str,pat)</text:p>
      <text:p text:style-name="P29"><text:s text:c="3"/><text:span text:style-name="T35">local</text:span><text:span text:style-name="T1"> tbl = {}</text:span></text:p>
      <text:p text:style-name="P29"><text:s text:c="3"/><text:span text:style-name="T1">str:gsub(pat, </text:span><text:span text:style-name="T35">function</text:span><text:span text:style-name="T1">(x) tbl[#tbl+1]=x </text:span><text:span text:style-name="T35">end</text:span><text:span text:style-name="T1">)</text:span></text:p>
      <text:p text:style-name="P29"><text:s text:c="3"/><text:span text:style-name="T35">return</text:span><text:span text:style-name="T1"> tbl</text:span></text:p>
      <text:p text:style-name="P30">end</text:p>
      <text:p text:style-name="P32"/>
      <text:p text:style-name="P28"><text:span text:style-name="T33">local</text:span> str = <text:span text:style-name="T42">"a,,b"</text:span> <text:s text:c="4"/><text:span text:style-name="T46">-- comma-separated list</text:span></text:p>
      <text:p text:style-name="P28"><text:span text:style-name="T33">local</text:span> pat = <text:span text:style-name="T42">"[^,]*"</text:span> <text:s text:c="3"/><text:span text:style-name="T46">-- everything except commas</text:span></text:p>
      <text:p text:style-name="P24"><text:span text:style-name="T38">assert</text:span> (<text:span text:style-name="T38">table.concat</text:span>(split(str, pat), <text:span text:style-name="T42">","</text:span>) == str)</text:p>
      <text:p text:style-name="P4"><text:a xlink:type="simple" xlink:href="http://lua-users.org/wiki/DirkLaurie" text:style-name="Internet_20_link" text:visited-style-name="Visited_20_Internet_20_Link"><text:span text:style-name="T10">DirkLaurie</text:span></text:a></text:p>
      <text:p text:style-name="P18"/>
      <text:h text:style-name="P33" text:outline-level="3"><text:span text:style-name="T19">Solving all performance problem caused by unanchored </text:span><text:span text:style-name="Source_20_Text"><text:span text:style-name="T19">'.-'</text:span></text:span><text:span text:style-name="T19"> search patterns</text:span></text:h>
      <text:p text:style-name="P4"><text:span text:style-name="T19">The awful performance of the </text:span><text:span text:style-name="Source_20_Text"><text:span text:style-name="T19">'.-'</text:span></text:span><text:span text:style-name="T20"> </text:span><text:span text:style-name="T19">(non-greedy) pattern in the previous sections can be solved by anchoring it to the start position in the search string (the start position is not necessarily the first position in the string, if we use </text:span><text:span text:style-name="Source_20_Text"><text:span text:style-name="T19">string.find()</text:span></text:span><text:span text:style-name="T20"> </text:span><text:span text:style-name="T19">with its third parameter), so that the subpattern for matching the separator can be greedy (but note that if the separator is pattern that can match an empty string, an empty match will be found just before the start of the text, with an empty delimited string and an empty separator, so it could produce an infinite loop: don't specify any pattern for the separator that can match an empty string).</text:span></text:p>
      <text:p text:style-name="P4"><text:span text:style-name="T19">So to search the first separator </text:span><text:span text:style-name="Source_20_Text"><text:span text:style-name="T19">;</text:span></text:span><text:span text:style-name="T19"> in string </text:span><text:span text:style-name="Source_20_Text"><text:span text:style-name="T19">str</text:span></text:span><text:span text:style-name="T19"> from a starting position </text:span><text:span text:style-name="Source_20_Text"><text:span text:style-name="T19">p</text:span></text:span><text:span text:style-name="T19">, we can use:</text:span></text:p>
      <text:p text:style-name="P24">q, r = str:find(<text:span text:style-name="T42">'^.-;'</text:span>, p)</text:p>
      <text:p text:style-name="P4"><text:span text:style-name="T19">As well we don't need any capture to call </text:span><text:span text:style-name="Source_20_Text"><text:span text:style-name="T19">string.find()</text:span></text:span><text:span text:style-name="T19"> when the separator is static: if there's a match q will be equal to p (because the pattern is anchored at start), and r will be just on the last character of the separator. As we can determine the length of the separator before the loop scanning the string to split with a simple </text:span><text:span text:style-name="Source_20_Text"><text:span text:style-name="T19">k = #sep</text:span></text:span><text:span text:style-name="T19"> initialisation, the new delimited word will be </text:span><text:span text:style-name="Source_20_Text"><text:span text:style-name="T19">str:sub(q, r - k)</text:span></text:span><text:span text:style-name="T19">. But a static plain separator must first be transformed in the search pattern, by escaping its "magic characters" with a </text:span><text:span text:style-name="Source_20_Text"><text:span text:style-name="T19">'%'</text:span></text:span><text:span text:style-name="T19"> prefix.</text:span></text:p>
      <text:p text:style-name="P4"><text:span text:style-name="T19">However if the separator must be a pattern, the effective separator found may have variable length, so you need to capture the text before the separator, and the full pattern to search is </text:span><text:span text:style-name="Source_20_Text"><text:span text:style-name="T19">('^(.-)' .. sep)</text:span></text:span></text:p>
      <text:p text:style-name="P24">q, r, s = str:find(<text:span text:style-name="T42">'^(.-);'</text:span>, p)</text:p>
      <text:p text:style-name="P4"><text:span text:style-name="T19">If there's a match, </text:span><text:span text:style-name="Source_20_Text"><text:span text:style-name="T19">q</text:span></text:span><text:span text:style-name="T19"> will be equal to the start position </text:span><text:span text:style-name="Source_20_Text"><text:span text:style-name="T19">p</text:span></text:span><text:span text:style-name="T19">, </text:span><text:span text:style-name="Source_20_Text"><text:span text:style-name="T19">r</text:span></text:span><text:span text:style-name="T19"> will be the position of the last character of the separator (to be used for the next loop), and </text:span><text:span text:style-name="Source_20_Text"><text:span text:style-name="T19">s</text:span></text:span><text:span text:style-name="T19"> will be the first capture, i.e. the word starting at position </text:span><text:span text:style-name="Source_20_Text"><text:span text:style-name="T19">p</text:span></text:span><text:span text:style-name="T19"> (or </text:span><text:span text:style-name="Source_20_Text"><text:span text:style-name="T19">q</text:span></text:span><text:span text:style-name="T19">) but before the non-captured separator.</text:span></text:p>
      <text:p text:style-name="P7">This gives the following efficent function:</text:p>
      <text:p text:style-name="P28"><text:span text:style-name="T33">function</text:span> split(str, sep, plain, max)</text:p>
      <text:p text:style-name="P29"><text:s text:c="4"/><text:span text:style-name="T35">local</text:span><text:span text:style-name="T1"> result, count, first, found, last, word = {}, 1, 1</text:span></text:p>
      <text:p text:style-name="P29"><text:s text:c="4"/><text:span text:style-name="T35">if</text:span><text:span text:style-name="T1"> plain </text:span><text:span text:style-name="T35">then</text:span></text:p>
      <text:p text:style-name="P29"><text:s text:c="8"/><text:span text:style-name="T1">sep = sep:gsub(</text:span><text:span text:style-name="T45">'[$%%()*+%-.?%[%]^]'</text:span><text:span text:style-name="T1">, </text:span><text:span text:style-name="T45">'%%%0'</text:span><text:span text:style-name="T1">)</text:span></text:p>
      <text:p text:style-name="P29"><text:s text:c="4"/><text:span text:style-name="T35">end</text:span></text:p>
      <text:p text:style-name="P29"><text:s text:c="4"/><text:span text:style-name="T1">sep = </text:span><text:span text:style-name="T45">'^(.-)'</text:span><text:span text:style-name="T1"> .. sep</text:span></text:p>
      <text:p text:style-name="P29"><text:s text:c="4"/><text:span text:style-name="T35">repeat</text:span></text:p>
      <text:p text:style-name="P29"><text:s text:c="8"/><text:span text:style-name="T1">found, last, word = str:find(sep, first)</text:span></text:p>
      <text:p text:style-name="P29"><text:soft-page-break/><text:s text:c="8"/><text:span text:style-name="T35">if</text:span><text:span text:style-name="T1"> q </text:span><text:span text:style-name="T35">then</text:span></text:p>
      <text:p text:style-name="P29"><text:s text:c="12"/><text:span text:style-name="T1">result[count], count, first = word, count + 1, last + 1</text:span></text:p>
      <text:p text:style-name="P29"><text:s text:c="8"/><text:span text:style-name="T35">else</text:span></text:p>
      <text:p text:style-name="P29"><text:s text:c="12"/><text:span text:style-name="T1">result[count] = str:sub(first)</text:span></text:p>
      <text:p text:style-name="P29"><text:s text:c="12"/><text:span text:style-name="T35">break</text:span></text:p>
      <text:p text:style-name="P29"><text:s text:c="8"/><text:span text:style-name="T35">end</text:span></text:p>
      <text:p text:style-name="P29"><text:s text:c="4"/><text:span text:style-name="T35">until</text:span><text:span text:style-name="T1"> count == max</text:span></text:p>
      <text:p text:style-name="P29"><text:s text:c="4"/><text:span text:style-name="T35">return</text:span><text:span text:style-name="T1"> result</text:span></text:p>
      <text:p text:style-name="P27">end</text:p>
      <text:p text:style-name="P4"><text:span text:style-name="T19">Like the previous functions, you can pass an optional parameter </text:span><text:span text:style-name="Source_20_Text"><text:span text:style-name="T19">plain</text:span></text:span><text:span text:style-name="T19"> set to true for searching a plain separator (that will be converted to a pattern), and a </text:span><text:span text:style-name="Source_20_Text"><text:span text:style-name="T19">max</text:span></text:span><text:span text:style-name="T19"> parameter to limit the number of items in the returned array (if this limit is reached, the last delimited word returned does not contain any occurence of the separator, so the rest of the text is ignored in this implementation). Also note that empty strings delimited by separators may be returned (up to as many empty strings as there are occurences of separators found)</text:span></text:p>
      <text:p text:style-name="P7">So:</text:p>
      <text:list xml:id="list3807472756" text:style-name="L1">
        <text:list-item>
          <text:p text:style-name="P8"><text:span text:style-name="Source_20_Text"><text:span text:style-name="T19">split(';;A', ';') </text:span></text:span><text:span text:style-name="T19">will return </text:span><text:span text:style-name="Source_20_Text"><text:span text:style-name="T19">{"", "", "A"}</text:span></text:span></text:p>
        </text:list-item>
        <text:list-item>
          <text:p text:style-name="P1"><text:span text:style-name="Source_20_Text"><text:span text:style-name="T19">split(';;A', ';', true, 2) </text:span></text:span><text:span text:style-name="T19">will return </text:span><text:span text:style-name="Source_20_Text"><text:span text:style-name="T19">{"", ""}</text:span></text:span></text:p>
        </text:list-item>
      </text:list>
      <text:p text:style-name="P4"><text:span text:style-name="T19">The most compact splitting function that can be used with a plain separator (e.g. a </text:span><text:span text:style-name="Source_20_Text"><text:span text:style-name="T19">'\n'</text:span></text:span><text:span text:style-name="T19"> newline with a single encoding, or a single </text:span><text:span text:style-name="Source_20_Text"><text:span text:style-name="T19">';'</text:span></text:span><text:span text:style-name="T19"> semicolon, or a single </text:span><text:span text:style-name="Source_20_Text"><text:span text:style-name="T19">'\t'</text:span></text:span><text:span text:style-name="T19"> tabulation control, or a longer sequence like </text:span><text:span text:style-name="Source_20_Text"><text:span text:style-name="T19">'--'</text:span></text:span><text:span text:style-name="T19">) is this one:</text:span></text:p>
      <text:p text:style-name="P28"><text:span text:style-name="T33">local</text:span> <text:span text:style-name="T33">function</text:span> splitByPlainSeparator(str, sep, max)</text:p>
      <text:p text:style-name="P29"><text:s text:c="4"/><text:span text:style-name="T35">local</text:span><text:span text:style-name="T1"> z = #sep; sep = </text:span><text:span text:style-name="T45">'^.-'</text:span><text:span text:style-name="T1">..sep:gsub(</text:span><text:span text:style-name="T45">'[$%%()*+%-.?%[%]^]'</text:span><text:span text:style-name="T1">, </text:span><text:span text:style-name="T45">'%%%0'</text:span><text:span text:style-name="T1">)</text:span></text:p>
      <text:p text:style-name="P29"><text:s text:c="4"/><text:span text:style-name="T35">local</text:span><text:span text:style-name="T1"> t,n,p, q,r = {},1,1, str:find(sep)</text:span></text:p>
      <text:p text:style-name="P29"><text:s text:c="4"/><text:span text:style-name="T35">while</text:span><text:span text:style-name="T1"> q </text:span><text:span text:style-name="T35">and</text:span><text:span text:style-name="T1"> n~=max </text:span><text:span text:style-name="T35">do</text:span></text:p>
      <text:p text:style-name="P29"><text:s text:c="8"/><text:span text:style-name="T1">t[n],n,p = s:sub(q,r-z),n+1,r+1</text:span></text:p>
      <text:p text:style-name="P29"><text:s text:c="8"/><text:span text:style-name="T1">q,r = str:find(sep,p)</text:span></text:p>
      <text:p text:style-name="P29"><text:s text:c="4"/><text:span text:style-name="T35">end</text:span></text:p>
      <text:p text:style-name="P29"><text:s text:c="4"/><text:span text:style-name="T1">t[n] = str:sub(p)</text:span></text:p>
      <text:p text:style-name="P29"><text:s text:c="4"/><text:span text:style-name="T35">return</text:span><text:span text:style-name="T1"> t</text:span></text:p>
      <text:p text:style-name="P27">end</text:p>
      <text:p text:style-name="P4"><text:span text:style-name="T19">The most compact splitting function that can be used with a pattern separator (e.g. a variable newline like </text:span><text:span text:style-name="Source_20_Text"><text:span text:style-name="T19">'\r?[\n\v\f]'</text:span></text:span><text:span text:style-name="T19"> or any sequence of whitespace like </text:span><text:span text:style-name="Source_20_Text"><text:span text:style-name="T19">'%s+'</text:span></text:span><text:span text:style-name="T19">, or a comma optionally surrounded by greedy whitespaces like </text:span><text:span text:style-name="Source_20_Text"><text:span text:style-name="T19">'%s*,%s*'</text:span></text:span><text:span text:style-name="T19">) is this one:</text:span></text:p>
      <text:p text:style-name="P28"><text:span text:style-name="T33">local</text:span> <text:span text:style-name="T33">function</text:span> splitByPatternSeparator(str, sep, max)</text:p>
      <text:p text:style-name="P29"><text:s text:c="4"/><text:span text:style-name="T1">sep = </text:span><text:span text:style-name="T45">'^(.-)'</text:span><text:span text:style-name="T1">..sep</text:span></text:p>
      <text:p text:style-name="P29"><text:s text:c="4"/><text:span text:style-name="T35">local</text:span><text:span text:style-name="T1"> t,n,p, q,r,s = {},1,1, str:find(sep)</text:span></text:p>
      <text:p text:style-name="P29"><text:s text:c="4"/><text:span text:style-name="T35">while</text:span><text:span text:style-name="T1"> q </text:span><text:span text:style-name="T35">and</text:span><text:span text:style-name="T1"> n~=max </text:span><text:span text:style-name="T35">do</text:span></text:p>
      <text:p text:style-name="P29"><text:s text:c="8"/><text:span text:style-name="T1">t[n],n,p = s,n+1,r+1</text:span></text:p>
      <text:p text:style-name="P29"><text:s text:c="8"/><text:span text:style-name="T1">q,r,s = str:find(sep,p)</text:span></text:p>
      <text:p text:style-name="P29"><text:s text:c="4"/><text:span text:style-name="T35">end</text:span></text:p>
      <text:p text:style-name="P29"><text:s text:c="4"/><text:span text:style-name="T1">t[n] = str:sub(p)</text:span></text:p>
      <text:p text:style-name="P29"><text:s text:c="4"/><text:span text:style-name="T35">return</text:span><text:span text:style-name="T1"> t</text:span></text:p>
      <text:p text:style-name="P27">end</text:p>
      <text:p text:style-name="P4"><text:span text:style-name="T19">This last function however still does not support separators that can be one of several alternatives (because Lua has no </text:span><text:span text:style-name="Source_20_Text"><text:span text:style-name="T19">|</text:span></text:span><text:span text:style-name="T19"> in its patterns), but you can circumvent this limitation by using several patterns, and using </text:span><text:span text:style-name="Source_20_Text"><text:span text:style-name="T19">str:find()</text:span></text:span><text:span text:style-name="T19"> in an innner subloop to locate each possible alternative and take the minimum position found, using a small loop on each alternative pattern (for example to split with the extended pattern </text:span><text:span text:style-name="Source_20_Text"><text:span text:style-name="T19">'\r?\n|\r|&lt;br%s*/?&gt;'</text:span></text:span><text:span text:style-name="T19">):</text:span></text:p>
      <text:p text:style-name="P28"><text:span text:style-name="T33">local</text:span> <text:span text:style-name="T33">function</text:span> splitByExtendedPatternSeparator(str, seps, max)</text:p>
      <text:p text:style-name="P29"><text:s text:c="4"/><text:span text:style-name="T49">-- Split the extended pattern into a sequence of Lua patterns, using the function defined above.</text:span></text:p>
      <text:p text:style-name="P29"><text:s text:c="4"/><text:span text:style-name="T49">-- Note: '|' cannot be part of any subpattern alternative for the separator (no support here for any escape).</text:span></text:p>
      <text:p text:style-name="P29"><text:s text:c="4"/><text:span text:style-name="T49">-- Alternative: just pass "seps" as a sequence of standard Lua patterns built like below, with a non-greedy</text:span></text:p>
      <text:p text:style-name="P29"><text:s text:c="4"/><text:span text:style-name="T49">-- pattern anchored at start for the contextual text accepted in the returned texts betweeen separators,</text:span></text:p>
      <text:p text:style-name="P29"><text:s text:c="4"/><text:span text:style-name="T49">-- and the empty capture '()' just before the pattern for a single separator.</text:span></text:p>
      <text:p text:style-name="P29"><text:s text:c="4"/><text:span text:style-name="T35">if</text:span><text:span text:style-name="T1"> </text:span><text:span text:style-name="T41">type</text:span><text:span text:style-name="T1">(seps) == </text:span><text:span text:style-name="T45">'string'</text:span><text:span text:style-name="T1"> </text:span><text:span text:style-name="T35">then</text:span></text:p>
      <text:p text:style-name="P29"><text:s text:c="8"/><text:span text:style-name="T1">seps = splitByPlainSeparator(sep, </text:span><text:span text:style-name="T45">'|'</text:span><text:span text:style-name="T1">)</text:span></text:p>
      <text:p text:style-name="P29"><text:s text:c="8"/><text:span text:style-name="T49">-- Adjust patterns</text:span></text:p>
      <text:p text:style-name="P29"><text:s text:c="8"/><text:span text:style-name="T35">for</text:span><text:span text:style-name="T1"> i, sep </text:span><text:span text:style-name="T35">in</text:span><text:span text:style-name="T1"> </text:span><text:span text:style-name="T41">ipairs</text:span><text:span text:style-name="T1">(seps) </text:span><text:span text:style-name="T35">do</text:span></text:p>
      <text:p text:style-name="P29"><text:s text:c="12"/><text:span text:style-name="T1">seps[i] = </text:span><text:span text:style-name="T45">'^.-()'</text:span><text:span text:style-name="T1"> .. sep</text:span></text:p>
      <text:p text:style-name="P29"><text:s text:c="8"/><text:span text:style-name="T35">end</text:span></text:p>
      <text:p text:style-name="P29"><text:s text:c="4"/><text:span text:style-name="T35">end</text:span></text:p>
      <text:p text:style-name="P29"><text:soft-page-break/><text:s text:c="4"/><text:span text:style-name="T49">-- Now the actual loop to split the first string parameter</text:span></text:p>
      <text:p text:style-name="P29"><text:s text:c="4"/><text:span text:style-name="T35">local</text:span><text:span text:style-name="T1"> t, n, p = {}, 1, 1</text:span></text:p>
      <text:p text:style-name="P29"><text:s text:c="4"/><text:span text:style-name="T35">while</text:span><text:span text:style-name="T1"> n ~= max </text:span><text:span text:style-name="T35">do</text:span></text:p>
      <text:p text:style-name="P29"><text:s text:c="8"/><text:span text:style-name="T49">-- locate the nearest subpatterns that match a separator in str:sub(p);</text:span></text:p>
      <text:p text:style-name="P29"><text:s text:c="8"/><text:span text:style-name="T49">-- if two subpatterns match at same nearest position, keep the longest one</text:span></text:p>
      <text:p text:style-name="P29"><text:s text:c="8"/><text:span text:style-name="T35">local</text:span><text:span text:style-name="T1"> first, last = </text:span><text:span text:style-name="T35">nil</text:span></text:p>
      <text:p text:style-name="P29"><text:s text:c="8"/><text:span text:style-name="T35">for</text:span><text:span text:style-name="T1"> i, sep </text:span><text:span text:style-name="T35">in</text:span><text:span text:style-name="T1"> </text:span><text:span text:style-name="T41">ipairs</text:span><text:span text:style-name="T1">(seps) </text:span><text:span text:style-name="T35">do</text:span></text:p>
      <text:p text:style-name="P29"><text:s text:c="12"/><text:span text:style-name="T35">local</text:span><text:span text:style-name="T1"> q, r, s = str:find(sep, p)</text:span></text:p>
      <text:p text:style-name="P29"><text:s text:c="12"/><text:span text:style-name="T35">if</text:span><text:span text:style-name="T1"> q </text:span><text:span text:style-name="T35">then</text:span></text:p>
      <text:p text:style-name="P29"><text:s text:c="16"/><text:span text:style-name="T49">-- A possible separator (not necessarily the neareast) was found in str:sub(s, r)</text:span></text:p>
      <text:p text:style-name="P29"><text:s text:c="16"/><text:span text:style-name="T49">-- Here: q~=nil, r~=nil, s~=nil, q==p &lt;= s &lt;= r)</text:span></text:p>
      <text:p text:style-name="P29"><text:s text:c="16"/><text:span text:style-name="T35">if</text:span><text:span text:style-name="T1"> </text:span><text:span text:style-name="T35">not</text:span><text:span text:style-name="T1"> first </text:span><text:span text:style-name="T35">or</text:span><text:span text:style-name="T1"> s &lt; first </text:span><text:span text:style-name="T35">then</text:span></text:p>
      <text:p text:style-name="P29"><text:s text:c="19"/><text:span text:style-name="T1">first, last = s, r </text:span><text:span text:style-name="T49">-- this also overrides any longer pattern, but located later</text:span></text:p>
      <text:p text:style-name="P29"><text:s text:c="16"/><text:span text:style-name="T35">elseif</text:span><text:span text:style-name="T1"> r &gt; last </text:span><text:span text:style-name="T35">then</text:span></text:p>
      <text:p text:style-name="P29"><text:s text:c="19"/><text:span text:style-name="T1">last = r </text:span><text:span text:style-name="T49">-- prefer the longest pattern at the same position</text:span></text:p>
      <text:p text:style-name="P29"><text:s text:c="16"/><text:span text:style-name="T35">end</text:span></text:p>
      <text:p text:style-name="P29"><text:s text:c="12"/><text:span text:style-name="T35">end</text:span></text:p>
      <text:p text:style-name="P29"><text:s text:c="8"/><text:span text:style-name="T35">end</text:span></text:p>
      <text:p text:style-name="P29"><text:s text:c="8"/><text:span text:style-name="T35">if</text:span><text:span text:style-name="T1"> </text:span><text:span text:style-name="T35">not</text:span><text:span text:style-name="T1"> first </text:span><text:span text:style-name="T35">then</text:span><text:span text:style-name="T1"> </text:span><text:span text:style-name="T35">break</text:span><text:span text:style-name="T1"> </text:span><text:span text:style-name="T35">end</text:span></text:p>
      <text:p text:style-name="P29"><text:s text:c="8"/><text:span text:style-name="T49">-- the nearest separator (with the longest length) was found in str:sub(first, last)</text:span></text:p>
      <text:p text:style-name="P29"><text:s text:c="8"/><text:span text:style-name="T1">t[n], n, p = str:sub(p, first - 1), n + 1, last + 1</text:span></text:p>
      <text:p text:style-name="P29"><text:s text:c="4"/><text:span text:style-name="T35">end</text:span></text:p>
      <text:p text:style-name="P29"><text:s text:c="4"/><text:span text:style-name="T1">t[n] = str:sub(p)</text:span></text:p>
      <text:p text:style-name="P29"><text:s text:c="4"/><text:span text:style-name="T35">return</text:span><text:span text:style-name="T1"> t</text:span></text:p>
      <text:p text:style-name="P27">end</text:p>
      <text:p text:style-name="P4"><text:span text:style-name="T19">These last three functions (nearly equivalent, but not exactly for the same purpose) both allow searching for all occurences of any separator (which is not limited to one character), they also have an optional </text:span><text:span text:style-name="Source_20_Text"><text:span text:style-name="T19">max</text:span></text:span><text:span text:style-name="T19"> parameter (only used in the condition for a single </text:span><text:span text:style-name="Source_20_Text"><text:span text:style-name="T19">while</text:span></text:span><text:span text:style-name="T19"> statement).:</text:span></text:p>
      <text:list xml:id="list3475483835" text:style-name="L2">
        <text:list-item>
          <text:p text:style-name="P9"><text:span text:style-name="T19">if </text:span><text:span text:style-name="Source_20_Text"><text:span text:style-name="T19">max</text:span></text:span><text:span text:style-name="T19"> is set to a positive integer larger than 1, then there will not be more than this number of substrings returned, the last one containing all the rest of the text (including separators), so it stops splitting after finding the </text:span><text:span text:style-name="Source_20_Text"><text:span text:style-name="T19">(max-1)</text:span></text:span><text:span text:style-name="T19"> first occurences;</text:span></text:p>
        </text:list-item>
        <text:list-item>
          <text:p text:style-name="P11"><text:span text:style-name="T19">if </text:span><text:span text:style-name="Source_20_Text"><text:span text:style-name="T19">max==1</text:span></text:span><text:span text:style-name="T19">, they both return the original text;</text:span></text:p>
        </text:list-item>
        <text:list-item>
          <text:p text:style-name="P11"><text:span text:style-name="T19">if </text:span><text:span text:style-name="Source_20_Text"><text:span text:style-name="T19">max</text:span></text:span><text:span text:style-name="T19"> is nil, or not an integer, or negative or zero, all separators will be scanned and the returned table will have </text:span><text:span text:style-name="Emphasis"><text:span text:style-name="T19">K</text:span></text:span><text:span text:style-name="T19">+1 string items if the source text contained </text:span><text:span text:style-name="Emphasis"><text:span text:style-name="T19">k</text:span></text:span><text:span text:style-name="T19"> occurences of the separator, or will return a single string, identical to the input text if it contains no occurence at all of the separator.</text:span></text:p>
        </text:list-item>
        <text:list-item>
          <text:p text:style-name="P2"><text:span text:style-name="T19">these functions do not test the types of parameters: </text:span><text:span text:style-name="Source_20_Text"><text:span text:style-name="T19">str</text:span></text:span><text:span text:style-name="T19"> and </text:span><text:span text:style-name="Source_20_Text"><text:span text:style-name="T19">sep</text:span></text:span><text:span text:style-name="T19"> are required and should both be strings not nil; but </text:span><text:span text:style-name="Source_20_Text"><text:span text:style-name="T19">max</text:span></text:span><text:span text:style-name="T19"> is optional and to have an effect it should be a positive integer.</text:span></text:p>
        </text:list-item>
      </text:list>
      <text:p text:style-name="P4"><text:span text:style-name="T19">If you never need the </text:span><text:span text:style-name="Source_20_Text"><text:span text:style-name="T19">max</text:span></text:span><text:span text:style-name="T19"> parameter (i.e. behave like if it was </text:span><text:span text:style-name="Source_20_Text"><text:span text:style-name="T19">nil</text:span></text:span><text:span text:style-name="T19"> above and so split the full text to remove all occurences of the plain or pattern separator), just remove the condition </text:span><text:span text:style-name="Source_20_Text"><text:span text:style-name="T19">and n~=max</text:span></text:span><text:span text:style-name="T19"> in the first line of these </text:span><text:span text:style-name="Source_20_Text"><text:span text:style-name="T19">while</text:span></text:span><text:span text:style-name="T19"> statements.</text:span></text:p>
      <text:p text:style-name="P4"><text:span text:style-name="T19">Note also that these functions above are stipping all the separators in the return table. You may want to have variable "separators" that you'll want to get a copy for different behavior. The modification is trivial: in the </text:span><text:span text:style-name="Source_20_Text"><text:span text:style-name="T19">while</text:span></text:span><text:span text:style-name="T19"> loop of the 3 functions above, just append two strings instead of just one: the separated words will be at odd positions (starting from 1) in the returned table (which will have an add number of items), and the separators will be at even positions (starting from 2) if there's an occurence.</text:span></text:p>
      <text:p text:style-name="P4"><text:span text:style-name="T19">This allows creating a simple lexical parser, where "separators" (defined as an "extended pattern" like above or a table of patterns) will be the lexical tokens, and the "non-separators" will be the extra optional whitespaces, not matched by the tokens. In the sample code below, the extended pattern uses the null character (</text:span><text:span text:style-name="Source_20_Text"><text:span text:style-name="T19">'\000'</text:span></text:span><text:span text:style-name="T19"> in Lua string litterals) instead of the pipe, to separate alternate subpatterns matching individual tokens.</text:span></text:p>
      <text:p text:style-name="P28"><text:span text:style-name="T33">local</text:span> <text:span text:style-name="T33">function</text:span> splitTokens(str, tokens, max)</text:p>
      <text:p text:style-name="P29"><text:s text:c="4"/><text:span text:style-name="T49">-- Split the extended pattern into a sequence of Lua patterns, using the function defined above.</text:span></text:p>
      <text:p text:style-name="P29"><text:s text:c="4"/><text:span text:style-name="T49">-- Note: '\000' cannot be part of any subpattern alternative for the separator (no support here for any escape).</text:span></text:p>
      <text:p text:style-name="P29"><text:s text:c="4"/><text:span text:style-name="T49">-- Alternative: just pass "seps" as a sequence of standard Lua patterns built like below, with a non-greedy</text:span></text:p>
      <text:p text:style-name="P29"><text:s text:c="4"/><text:span text:style-name="T49">-- pattern anchored at start for the contextual text accepted in the returned texts betweeen separators,</text:span></text:p>
      <text:p text:style-name="P29"><text:s text:c="4"/><text:span text:style-name="T49">-- and the empty capture '()' just before the pattern for a single separator.</text:span></text:p>
      <text:p text:style-name="P29"><text:s text:c="4"/><text:span text:style-name="T35">if</text:span><text:span text:style-name="T1"> </text:span><text:span text:style-name="T41">type</text:span><text:span text:style-name="T1">(tokens) == </text:span><text:span text:style-name="T45">'string'</text:span><text:span text:style-name="T1"> </text:span><text:span text:style-name="T35">then</text:span></text:p>
      <text:p text:style-name="P29"><text:s text:c="8"/><text:span text:style-name="T1">tokens = splitByPlainSeparator(tokens, </text:span><text:span text:style-name="T45">'\000'</text:span><text:span text:style-name="T1">)</text:span></text:p>
      <text:p text:style-name="P29"><text:s text:c="8"/><text:span text:style-name="T49">-- Adjust patterns</text:span></text:p>
      <text:p text:style-name="P29"><text:s text:c="8"/><text:span text:style-name="T35">for</text:span><text:span text:style-name="T1"> i, token </text:span><text:span text:style-name="T35">in</text:span><text:span text:style-name="T1"> </text:span><text:span text:style-name="T41">ipairs</text:span><text:span text:style-name="T1">(tokens) </text:span><text:span text:style-name="T35">do</text:span></text:p>
      <text:p text:style-name="P29"><text:s text:c="12"/><text:span text:style-name="T1">tokens[i] = </text:span><text:span text:style-name="T45">'^.-()'</text:span><text:span text:style-name="T1"> .. token</text:span></text:p>
      <text:p text:style-name="P29"><text:s text:c="8"/><text:span text:style-name="T35">end</text:span></text:p>
      <text:p text:style-name="P29"><text:s text:c="4"/><text:span text:style-name="T35">end</text:span></text:p>
      <text:p text:style-name="P29"><text:soft-page-break/><text:s text:c="4"/><text:span text:style-name="T49">-- Now the actual loop to split the first string parameter</text:span></text:p>
      <text:p text:style-name="P29"><text:s text:c="4"/><text:span text:style-name="T35">local</text:span><text:span text:style-name="T1"> t, n, p = {}, 1, 1</text:span></text:p>
      <text:p text:style-name="P29"><text:s text:c="4"/><text:span text:style-name="T35">while</text:span><text:span text:style-name="T1"> n ~= max </text:span><text:span text:style-name="T35">do</text:span></text:p>
      <text:p text:style-name="P29"><text:s text:c="8"/><text:span text:style-name="T49">-- locate the nearest subpatterns that match a separator in str:sub(p);</text:span></text:p>
      <text:p text:style-name="P29"><text:s text:c="8"/><text:span text:style-name="T49">-- if two subpatterns match at same nearest position, keep the longest one</text:span></text:p>
      <text:p text:style-name="P29"><text:s text:c="8"/><text:span text:style-name="T35">local</text:span><text:span text:style-name="T1"> first, last = </text:span><text:span text:style-name="T35">nil</text:span></text:p>
      <text:p text:style-name="P29"><text:s text:c="8"/><text:span text:style-name="T35">for</text:span><text:span text:style-name="T1"> i, token </text:span><text:span text:style-name="T35">in</text:span><text:span text:style-name="T1"> </text:span><text:span text:style-name="T41">ipairs</text:span><text:span text:style-name="T1">(tokens) </text:span><text:span text:style-name="T35">do</text:span></text:p>
      <text:p text:style-name="P29"><text:s text:c="12"/><text:span text:style-name="T35">local</text:span><text:span text:style-name="T1"> q, r, s = str:find(token, p)</text:span></text:p>
      <text:p text:style-name="P29"><text:s text:c="12"/><text:span text:style-name="T35">if</text:span><text:span text:style-name="T1"> q </text:span><text:span text:style-name="T35">then</text:span></text:p>
      <text:p text:style-name="P29"><text:s text:c="16"/><text:span text:style-name="T49">-- A possible token (not necessarily the neareast) was found in str:sub(s, r)</text:span></text:p>
      <text:p text:style-name="P29"><text:s text:c="16"/><text:span text:style-name="T49">-- Here: q~=nil, r~=nil, s~=nil, q==p &lt;= s &lt;= r)</text:span></text:p>
      <text:p text:style-name="P29"><text:s text:c="16"/><text:span text:style-name="T35">if</text:span><text:span text:style-name="T1"> </text:span><text:span text:style-name="T35">not</text:span><text:span text:style-name="T1"> first </text:span><text:span text:style-name="T35">or</text:span><text:span text:style-name="T1"> s &lt; first </text:span><text:span text:style-name="T35">then</text:span></text:p>
      <text:p text:style-name="P29"><text:s text:c="19"/><text:span text:style-name="T1">first, last = s, r </text:span><text:span text:style-name="T49">-- this also overrides any longer pattern, but located later</text:span></text:p>
      <text:p text:style-name="P29"><text:s text:c="16"/><text:span text:style-name="T35">elseif</text:span><text:span text:style-name="T1"> r &gt; last </text:span><text:span text:style-name="T35">then</text:span></text:p>
      <text:p text:style-name="P29"><text:s text:c="19"/><text:span text:style-name="T1">last = r </text:span><text:span text:style-name="T49">-- prefer the longest pattern at the same position</text:span></text:p>
      <text:p text:style-name="P29"><text:s text:c="16"/><text:span text:style-name="T35">end</text:span></text:p>
      <text:p text:style-name="P29"><text:s text:c="12"/><text:span text:style-name="T35">end</text:span></text:p>
      <text:p text:style-name="P29"><text:s text:c="8"/><text:span text:style-name="T35">end</text:span></text:p>
      <text:p text:style-name="P29"><text:s text:c="8"/><text:span text:style-name="T35">if</text:span><text:span text:style-name="T1"> </text:span><text:span text:style-name="T35">not</text:span><text:span text:style-name="T1"> first </text:span><text:span text:style-name="T35">then</text:span><text:span text:style-name="T1"> </text:span><text:span text:style-name="T35">break</text:span><text:span text:style-name="T1"> </text:span><text:span text:style-name="T35">end</text:span></text:p>
      <text:p text:style-name="P29"><text:s text:c="8"/><text:span text:style-name="T49">-- The nearest token (with the longest length) was found in str:sub(first, last).</text:span></text:p>
      <text:p text:style-name="P29"><text:s text:c="8"/><text:span text:style-name="T49">-- Store the non-token part (possibly empty) at odd position, and the token at the next even position</text:span></text:p>
      <text:p text:style-name="P29"><text:s text:c="8"/><text:span text:style-name="T1">t[n], t[n + 1], n, p = str:sub(p, first - 1), str:sub(first, last), n + 2, last + 1</text:span></text:p>
      <text:p text:style-name="P29"><text:s text:c="4"/><text:span text:style-name="T35">end</text:span></text:p>
      <text:p text:style-name="P29"><text:s text:c="4"/><text:span text:style-name="T1">t[n] = str:sub(p) </text:span><text:span text:style-name="T49">-- Store the last non-token (possibly empty) at odd position</text:span></text:p>
      <text:p text:style-name="P29"><text:s text:c="4"/><text:span text:style-name="T35">return</text:span><text:span text:style-name="T1"> t</text:span></text:p>
      <text:p text:style-name="P27">end</text:p>
      <text:p text:style-name="P7">So you can call this for example to tokenize a text containing identifiers, integers or floating point numbers (like those in the Lua syntax), or isolated non-space symbols (you can add tokens for longer symbols, or to support other literals, by adding more alternatives to the extended pattern):</text:p>
      <text:p text:style-name="P28">splitTokens(str,</text:p>
      <text:p text:style-name="P29"><text:s text:c="14"/><text:span text:style-name="T45">'[%a_][%w_]+'</text:span><text:span text:style-name="T1"> ..</text:span></text:p>
      <text:p text:style-name="P29"><text:s text:c="4"/><text:span text:style-name="T45">'\000'</text:span><text:span text:style-name="T1"> .. </text:span><text:span text:style-name="T45">'%d+[Ee][%-%+]?%d+'</text:span><text:span text:style-name="T1"> ..</text:span></text:p>
      <text:p text:style-name="P29"><text:s text:c="4"/><text:span text:style-name="T45">'\000'</text:span><text:span text:style-name="T1"> .. </text:span><text:span text:style-name="T45">'%d+%.?%d*'</text:span><text:span text:style-name="T1"> ..</text:span></text:p>
      <text:p text:style-name="P29"><text:s text:c="4"/><text:span text:style-name="T45">'\000'</text:span><text:span text:style-name="T1"> .. </text:span><text:span text:style-name="T45">'%.%d+[Ee][%-%+]?%d+'</text:span><text:span text:style-name="T1"> ..</text:span></text:p>
      <text:p text:style-name="P29"><text:s text:c="4"/><text:span text:style-name="T45">'\000'</text:span><text:span text:style-name="T1"> .. </text:span><text:span text:style-name="T45">'%.%d+'</text:span><text:span text:style-name="T1"> ..</text:span></text:p>
      <text:p text:style-name="P25"><text:s text:c="4"/><text:span text:style-name="T45">'\000'</text:span><text:span text:style-name="T1"> .. </text:span><text:span text:style-name="T45">'[^%w_%s]'</text:span><text:span text:style-name="T1">)</text:span></text:p>
      <text:p text:style-name="P7">(verdy_p)</text:p>
      <text:p text:style-name="P18"/>
      <text:h text:style-name="P34" text:outline-level="3">Comparison to Other Languages</text:h>
      <text:list xml:id="list1408271651" text:style-name="L3">
        <text:list-item>
          <text:p text:style-name="P10"><text:a xlink:type="simple" xlink:href="http://www.ecma-international.org/publications/files/ECMA-ST/ECMA-262.pdf" text:style-name="Internet_20_link" text:visited-style-name="Visited_20_Internet_20_Link"><text:span text:style-name="T10">[7]</text:span></text:a><text:span text:style-name="T19"> ECMA </text:span><text:a xlink:type="simple" xlink:href="http://lua-users.org/wiki/JavaScript" text:style-name="Internet_20_link" text:visited-style-name="Visited_20_Internet_20_Link"><text:span text:style-name="T10">JavaScript</text:span></text:a><text:span text:style-name="T19"> "15.5.4.14 String.prototype.split (separator, limit)"</text:span></text:p>
        </text:list-item>
        <text:list-item>
          <text:p text:style-name="P12"><text:a xlink:type="simple" xlink:href="http://perldoc.perl.org/functions/split.html" text:style-name="Internet_20_link" text:visited-style-name="Visited_20_Internet_20_Link"><text:span text:style-name="T10">[8]</text:span></text:a><text:span text:style-name="T19"> Perl split</text:span></text:p>
        </text:list-item>
        <text:list-item>
          <text:p text:style-name="P3"><text:a xlink:type="simple" xlink:href="http://en.wikipedia.org/wiki/Comparison_of_programming_languages_%28string_functions%29#split" text:style-name="Internet_20_link" text:visited-style-name="Visited_20_Internet_20_Link"><text:span text:style-name="T10">[9]</text:span></text:a><text:span text:style-name="T19"> Wikipedia: Comparison of programming languages (string functions)§split</text:span></text:p>
        </text:list-item>
      </text:list>
      <text:p text:style-name="P18"/>
      <text:h text:style-name="P34" text:outline-level="3">User Comments</text:h>
      <text:p text:style-name="P4"><text:span text:style-name="Emphasis"><text:span text:style-name="T19">I mean no disrespect, of course, but.. does anyone actually have a working split function without glitches like infinite loops, wrong matches, or error cases? Are all those "takes" of any help here? -- </text:span></text:span><text:a xlink:type="simple" xlink:href="http://lua-users.org/wiki/CosminApreutesei" text:style-name="Internet_20_link" text:visited-style-name="Visited_20_Internet_20_Link"><text:span text:style-name="Emphasis"><text:span text:style-name="T10">CosminApreutesei</text:span></text:span></text:a></text:p>
      <text:p text:style-name="P4"><text:span text:style-name="Emphasis"><text:span text:style-name="T19">Try Rici Lake's split function: </text:span></text:span><text:a xlink:type="simple" xlink:href="http://lua-users.org/lists/lua-l/2006-12/msg00414.html" text:style-name="Internet_20_link" text:visited-style-name="Visited_20_Internet_20_Link"><text:span text:style-name="Emphasis"><text:span text:style-name="T10">LuaList:2006-12/msg00414.html</text:span></text:span></text:a><text:span text:style-name="Emphasis"><text:span text:style-name="T19"> -- Jörg Richter</text:span></text:span></text:p>
      <text:p text:style-name="P21">That version fails again when the pattern is an empty string. Specifications for split functions in other languages define how these corner cases should behave (see "Comparison to Other Languages" above). --David Manur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1" svg:font-family="Mangal"/>
    <style:font-face style:name="Times New Roman" svg:font-family="'Times New Roman'"/>
    <style:font-face style:name="Verdana" svg:font-family="Verdana, Geneva,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31T13:03:33.146000000</meta:creation-date>
    <dc:date>2021-03-31T13:06:01.808000000</dc:date>
    <meta:editing-duration>PT2M27S</meta:editing-duration>
    <meta:editing-cycles>3</meta:editing-cycles>
    <meta:generator>LibreOffice/6.1.4.2$Windows_x86 LibreOffice_project/9d0f32d1f0b509096fd65e0d4bec26ddd1938fd3</meta:generator>
    <meta:document-statistic meta:table-count="0" meta:image-count="0" meta:object-count="0" meta:page-count="15" meta:paragraph-count="734" meta:word-count="5295" meta:character-count="33126" meta:non-whitespace-character-count="26273"/>
  </office:meta>
</office:document-meta>
</file>